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2" style:family="paragraph" style:parent-style-name="Standard">
      <style:text-properties officeooo:rsid="001a3e9d" officeooo:paragraph-rsid="001b0b7d"/>
    </style:style>
    <style:style style:name="P13" style:family="paragraph" style:parent-style-name="Standard">
      <style:text-properties officeooo:rsid="001b0b7d" officeooo:paragraph-rsid="001b0b7d"/>
    </style:style>
    <style:style style:name="P14" style:family="paragraph" style:parent-style-name="Standard">
      <style:text-properties fo:language="en" fo:country="US" officeooo:rsid="008fc249" officeooo:paragraph-rsid="008fc249"/>
    </style:style>
    <style:style style:name="P15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18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33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40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42" style:family="paragraph" style:parent-style-name="Standard">
      <style:text-properties officeooo:rsid="0039d2a4" officeooo:paragraph-rsid="0039d2a4"/>
    </style:style>
    <style:style style:name="P43" style:family="paragraph" style:parent-style-name="Standard">
      <style:text-properties officeooo:rsid="007bafdf" officeooo:paragraph-rsid="007bafdf"/>
    </style:style>
    <style:style style:name="P44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45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4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47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48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49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52" style:family="paragraph" style:parent-style-name="Standard">
      <style:text-properties officeooo:rsid="0086bf69" officeooo:paragraph-rsid="0086bf69"/>
    </style:style>
    <style:style style:name="P53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4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55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6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7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59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60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61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62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63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64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5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6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7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8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9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2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73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74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75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76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96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97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9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0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0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02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03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04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0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7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08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09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10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11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P112" style:family="paragraph" style:parent-style-name="Standard">
      <style:text-properties style:use-window-font-color="true" loext:opacity="0%" fo:font-weight="normal" officeooo:rsid="00b9469d" officeooo:paragraph-rsid="00b99c32" style:font-weight-asian="normal" style:font-weight-complex="normal"/>
    </style:style>
    <style:style style:name="P113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114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115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116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117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118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119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120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1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1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35" style:family="paragraph" style:parent-style-name="Normal">
      <style:text-properties officeooo:paragraph-rsid="0085c781"/>
    </style:style>
    <style:style style:name="P136" style:family="paragraph" style:parent-style-name="Normal">
      <style:text-properties officeooo:paragraph-rsid="0085c781" style:font-name-asian="Calibri" style:font-name-complex="Calibri"/>
    </style:style>
    <style:style style:name="P137" style:family="paragraph" style:parent-style-name="Normal">
      <style:text-properties officeooo:paragraph-rsid="00904435"/>
    </style:style>
    <style:style style:name="P138" style:family="paragraph" style:parent-style-name="Normal">
      <style:text-properties officeooo:paragraph-rsid="00913dd0"/>
    </style:style>
    <style:style style:name="P139" style:family="paragraph" style:parent-style-name="Normal">
      <style:text-properties officeooo:paragraph-rsid="0093ef6f"/>
    </style:style>
    <style:style style:name="P140" style:family="paragraph" style:parent-style-name="Normal">
      <style:text-properties officeooo:paragraph-rsid="00920c38"/>
    </style:style>
    <style:style style:name="P141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Normal">
      <style:text-properties officeooo:paragraph-rsid="0094f5a5"/>
    </style:style>
    <style:style style:name="P152" style:family="paragraph" style:parent-style-name="Normal">
      <style:text-properties officeooo:paragraph-rsid="0098616e"/>
    </style:style>
    <style:style style:name="P153" style:family="paragraph" style:parent-style-name="Normal">
      <style:text-properties officeooo:paragraph-rsid="00a53abc"/>
    </style:style>
    <style:style style:name="P154" style:family="paragraph" style:parent-style-name="Normal">
      <style:text-properties officeooo:paragraph-rsid="00a2b382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cc3c6" officeooo:paragraph-rsid="002a6678"/>
    </style:style>
    <style:style style:name="P156" style:family="paragraph" style:parent-style-name="Heading_20_1">
      <style:text-properties officeooo:paragraph-rsid="0047059d"/>
    </style:style>
    <style:style style:name="P157" style:family="paragraph" style:parent-style-name="Heading_20_1">
      <style:text-properties officeooo:paragraph-rsid="00a2b382"/>
    </style:style>
    <style:style style:name="P158" style:family="paragraph" style:parent-style-name="Heading_20_1">
      <style:text-properties officeooo:rsid="00ce87de" officeooo:paragraph-rsid="00ce87de"/>
    </style:style>
    <style:style style:name="P159" style:family="paragraph" style:parent-style-name="Heading_20_2">
      <style:text-properties officeooo:paragraph-rsid="007ffa5f"/>
    </style:style>
    <style:style style:name="P160" style:family="paragraph" style:parent-style-name="Heading_20_2">
      <style:text-properties style:use-window-font-color="true" loext:opacity="0%" fo:language="en" fo:country="US" officeooo:rsid="00a6f86e"/>
    </style:style>
    <style:style style:name="P161" style:family="paragraph" style:parent-style-name="Normal">
      <style:text-properties officeooo:paragraph-rsid="0085c781"/>
    </style:style>
    <style:style style:name="P162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63" style:family="paragraph" style:parent-style-name="Standard">
      <style:text-properties style:use-window-font-color="true" loext:opacity="0%" fo:font-weight="bold" officeooo:rsid="00c33500" officeooo:paragraph-rsid="00c33500" style:font-weight-asian="bold" style:font-weight-complex="bold"/>
    </style:style>
    <style:style style:name="P164" style:family="paragraph" style:parent-style-name="Standard">
      <style:text-properties style:use-window-font-color="true" loext:opacity="0%" fo:font-weight="normal" officeooo:rsid="00beb778" officeooo:paragraph-rsid="00beb778" style:font-weight-asian="normal" style:font-weight-complex="normal"/>
    </style:style>
    <style:style style:name="P165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66" style:family="paragraph" style:parent-style-name="Standard">
      <style:text-properties style:use-window-font-color="true" loext:opacity="0%" fo:font-weight="normal" officeooo:rsid="0079a805" officeooo:paragraph-rsid="00cb5916" style:font-weight-asian="normal" style:font-weight-complex="normal"/>
    </style:style>
    <style:style style:name="P167" style:family="paragraph" style:parent-style-name="Standard">
      <style:text-properties style:use-window-font-color="true" loext:opacity="0%" fo:font-weight="normal" officeooo:rsid="00c0516d" officeooo:paragraph-rsid="00c0516d" style:font-weight-asian="normal" style:font-weight-complex="normal"/>
    </style:style>
    <style:style style:name="P168" style:family="paragraph" style:parent-style-name="Standard">
      <style:text-properties style:use-window-font-color="true" loext:opacity="0%" fo:font-weight="normal" officeooo:rsid="00c33500" officeooo:paragraph-rsid="00c33500" style:font-weight-asian="normal" style:font-weight-complex="normal"/>
    </style:style>
    <style:style style:name="P169" style:family="paragraph" style:parent-style-name="Standard">
      <style:text-properties style:use-window-font-color="true" loext:opacity="0%" fo:font-weight="normal" officeooo:rsid="00c56e5b" officeooo:paragraph-rsid="00c56e5b" style:font-weight-asian="normal" style:font-weight-complex="normal"/>
    </style:style>
    <style:style style:name="P170" style:family="paragraph" style:parent-style-name="Standard">
      <style:text-properties style:use-window-font-color="true" loext:opacity="0%" fo:font-weight="normal" officeooo:rsid="00c6e1c3" officeooo:paragraph-rsid="00c6e1c3" style:font-weight-asian="normal" style:font-weight-complex="normal"/>
    </style:style>
    <style:style style:name="P171" style:family="paragraph" style:parent-style-name="Standard">
      <style:text-properties style:use-window-font-color="true" loext:opacity="0%" fo:font-weight="normal" officeooo:rsid="00c8c4fc" officeooo:paragraph-rsid="00c8c4fc" style:font-weight-asian="normal" style:font-weight-complex="normal"/>
    </style:style>
    <style:style style:name="P172" style:family="paragraph" style:parent-style-name="Text_20_body">
      <style:text-properties officeooo:rsid="00cf0727" officeooo:paragraph-rsid="00cf0727"/>
    </style:style>
    <style:style style:name="P173" style:family="paragraph" style:parent-style-name="Text_20_body">
      <style:text-properties fo:font-weight="bold" officeooo:rsid="00cf0727" officeooo:paragraph-rsid="00cf0727" style:font-weight-asian="bold" style:font-weight-complex="bold"/>
    </style:style>
    <style:style style:name="P174" style:family="paragraph" style:parent-style-name="Text_20_body">
      <style:text-properties officeooo:rsid="00cfe310" officeooo:paragraph-rsid="00cfe310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fo:color="#c9211e" loext:opacity="100%" officeooo:rsid="00cd4c3d"/>
    </style:style>
    <style:style style:name="T11" style:family="text">
      <style:text-properties officeooo:rsid="00088c70"/>
    </style:style>
    <style:style style:name="T12" style:family="text">
      <style:text-properties officeooo:rsid="0047059d"/>
    </style:style>
    <style:style style:name="T13" style:family="text">
      <style:text-properties officeooo:rsid="0047c4a8"/>
    </style:style>
    <style:style style:name="T14" style:family="text">
      <style:text-properties officeooo:rsid="008309a1"/>
    </style:style>
    <style:style style:name="T15" style:family="text">
      <style:text-properties officeooo:rsid="0084649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05081" style:font-weight-asian="bold" style:font-weight-complex="bold"/>
    </style:style>
    <style:style style:name="T18" style:family="text">
      <style:text-properties fo:font-weight="bold" officeooo:rsid="0078df66" style:font-weight-asian="bold" style:font-weight-complex="bold"/>
    </style:style>
    <style:style style:name="T19" style:family="text">
      <style:text-properties fo:font-weight="bold" officeooo:rsid="0017c9af" style:font-weight-asian="bold" style:font-weight-complex="bold"/>
    </style:style>
    <style:style style:name="T20" style:family="text">
      <style:text-properties fo:font-weight="bold" officeooo:rsid="001bf6ca" style:font-weight-asian="bold" style:font-weight-complex="bold"/>
    </style:style>
    <style:style style:name="T21" style:family="text">
      <style:text-properties fo:font-weight="bold" officeooo:rsid="0026678d" style:font-weight-asian="bold" style:font-weight-complex="bold"/>
    </style:style>
    <style:style style:name="T22" style:family="text">
      <style:text-properties fo:font-weight="bold" officeooo:rsid="0031e53e" style:font-weight-asian="bold" style:font-weight-complex="bold"/>
    </style:style>
    <style:style style:name="T23" style:family="text">
      <style:text-properties fo:font-weight="bold" officeooo:rsid="0036a647" style:font-weight-asian="bold" style:font-weight-complex="bold"/>
    </style:style>
    <style:style style:name="T24" style:family="text">
      <style:text-properties fo:font-weight="bold" officeooo:rsid="00467821" style:font-weight-asian="bold" style:font-weight-complex="bold"/>
    </style:style>
    <style:style style:name="T25" style:family="text">
      <style:text-properties fo:font-weight="bold" officeooo:rsid="006d0aae" style:font-weight-asian="bold" style:font-weight-complex="bold"/>
    </style:style>
    <style:style style:name="T26" style:family="text">
      <style:text-properties fo:font-weight="bold" officeooo:rsid="004b8411" style:font-weight-asian="bold" style:font-weight-complex="bold"/>
    </style:style>
    <style:style style:name="T27" style:family="text">
      <style:text-properties fo:font-weight="bold" officeooo:rsid="004ccff2" style:font-weight-asian="bold" style:font-weight-complex="bold"/>
    </style:style>
    <style:style style:name="T28" style:family="text">
      <style:text-properties fo:font-weight="bold" officeooo:rsid="00523576" style:font-weight-asian="bold" style:font-weight-complex="bold"/>
    </style:style>
    <style:style style:name="T29" style:family="text">
      <style:text-properties fo:font-weight="bold" officeooo:rsid="00582394" style:font-weight-asian="bold" style:font-weight-complex="bold"/>
    </style:style>
    <style:style style:name="T30" style:family="text">
      <style:text-properties fo:font-weight="bold" officeooo:rsid="0059afb5" style:font-weight-asian="bold" style:font-weight-complex="bold"/>
    </style:style>
    <style:style style:name="T31" style:family="text">
      <style:text-properties fo:font-weight="bold" officeooo:rsid="00920c38" style:font-weight-asian="bold" style:font-weight-complex="bold"/>
    </style:style>
    <style:style style:name="T32" style:family="text">
      <style:text-properties fo:font-weight="bold" officeooo:rsid="00a60a2e" style:font-weight-asian="bold" style:font-weight-complex="bold"/>
    </style:style>
    <style:style style:name="T33" style:family="text">
      <style:text-properties fo:font-weight="bold" officeooo:rsid="00a69044" style:font-weight-asian="bold" style:font-weight-complex="bold"/>
    </style:style>
    <style:style style:name="T34" style:family="text">
      <style:text-properties fo:font-weight="bold" officeooo:rsid="00a658f2" style:font-weight-asian="bold" style:font-weight-complex="bold"/>
    </style:style>
    <style:style style:name="T35" style:family="text">
      <style:text-properties fo:font-weight="bold" officeooo:rsid="00904435" style:font-weight-asian="bold" style:font-weight-complex="bold"/>
    </style:style>
    <style:style style:name="T36" style:family="text">
      <style:text-properties fo:font-weight="bold" officeooo:rsid="00913dd0" style:font-weight-asian="bold" style:font-weight-complex="bold"/>
    </style:style>
    <style:style style:name="T37" style:family="text">
      <style:text-properties fo:font-weight="bold" officeooo:rsid="0093ef6f" style:font-weight-asian="bold" style:font-weight-complex="bold"/>
    </style:style>
    <style:style style:name="T38" style:family="text">
      <style:text-properties fo:font-weight="bold" officeooo:rsid="0095c643" style:font-weight-asian="bold" style:font-weight-complex="bold"/>
    </style:style>
    <style:style style:name="T39" style:family="text">
      <style:text-properties fo:font-weight="bold" officeooo:rsid="0098616e" style:font-weight-asian="bold" style:font-weight-complex="bold"/>
    </style:style>
    <style:style style:name="T40" style:family="text">
      <style:text-properties fo:font-weight="bold" officeooo:rsid="00a24922" style:font-weight-asian="bold" style:font-weight-complex="bold"/>
    </style:style>
    <style:style style:name="T41" style:family="text">
      <style:text-properties fo:font-weight="bold" officeooo:rsid="0089ffad" style:font-weight-asian="bold" style:font-weight-complex="bold"/>
    </style:style>
    <style:style style:name="T42" style:family="text">
      <style:text-properties fo:font-weight="bold" officeooo:rsid="00c232bc" style:font-weight-asian="bold" style:font-weight-complex="bold"/>
    </style:style>
    <style:style style:name="T43" style:family="text">
      <style:text-properties fo:font-weight="bold" officeooo:rsid="00c98f7d" style:font-weight-asian="bold" style:font-weight-complex="bold"/>
    </style:style>
    <style:style style:name="T44" style:family="text">
      <style:text-properties fo:font-weight="bold" officeooo:rsid="00cb5916" style:font-weight-asian="bold" style:font-weight-complex="bold"/>
    </style:style>
    <style:style style:name="T45" style:family="text">
      <style:text-properties fo:font-weight="bold" style:font-name-asian="Calibri" style:font-weight-asian="bold" style:font-name-complex="Calibri"/>
    </style:style>
    <style:style style:name="T46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47" style:family="text">
      <style:text-properties officeooo:rsid="007bafdf"/>
    </style:style>
    <style:style style:name="T48" style:family="text">
      <style:text-properties officeooo:rsid="0039d2a4"/>
    </style:style>
    <style:style style:name="T49" style:family="text">
      <style:text-properties officeooo:rsid="0086bf69"/>
    </style:style>
    <style:style style:name="T50" style:family="text">
      <style:text-properties officeooo:rsid="00652bf5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751ae0" style:font-weight-asian="normal" style:font-weight-complex="normal"/>
    </style:style>
    <style:style style:name="T53" style:family="text">
      <style:text-properties fo:font-weight="normal" officeooo:rsid="005bae67" style:font-weight-asian="normal" style:font-weight-complex="normal"/>
    </style:style>
    <style:style style:name="T54" style:family="text">
      <style:text-properties fo:font-weight="normal" officeooo:rsid="00a60a2e" style:font-weight-asian="normal" style:font-weight-complex="normal"/>
    </style:style>
    <style:style style:name="T55" style:family="text">
      <style:text-properties fo:font-weight="normal" officeooo:rsid="00a658f2" style:font-weight-asian="normal" style:font-weight-complex="normal"/>
    </style:style>
    <style:style style:name="T56" style:family="text">
      <style:text-properties officeooo:rsid="005da59f"/>
    </style:style>
    <style:style style:name="T57" style:family="text">
      <style:text-properties officeooo:rsid="0065cefe"/>
    </style:style>
    <style:style style:name="T58" style:family="text">
      <style:text-properties officeooo:rsid="005f9d7f"/>
    </style:style>
    <style:style style:name="T59" style:family="text">
      <style:text-properties officeooo:rsid="00705081"/>
    </style:style>
    <style:style style:name="T60" style:family="text">
      <style:text-properties officeooo:rsid="007690a6"/>
    </style:style>
    <style:style style:name="T61" style:family="text">
      <style:text-properties officeooo:rsid="0078df66"/>
    </style:style>
    <style:style style:name="T62" style:family="text">
      <style:text-properties fo:language="en" fo:country="US"/>
    </style:style>
    <style:style style:name="T63" style:family="text">
      <style:text-properties fo:language="en" fo:country="US" fo:font-weight="bold" style:font-weight-asian="bold" style:font-weight-complex="bold"/>
    </style:style>
    <style:style style:name="T64" style:family="text">
      <style:text-properties fo:language="en" fo:country="US" fo:font-weight="bold" officeooo:rsid="007f9b4a" style:font-weight-asian="bold" style:font-weight-complex="bold"/>
    </style:style>
    <style:style style:name="T65" style:family="text">
      <style:text-properties fo:language="en" fo:country="US" fo:font-weight="bold" officeooo:rsid="009a5be8" style:font-weight-asian="bold" style:font-weight-complex="bold"/>
    </style:style>
    <style:style style:name="T66" style:family="text">
      <style:text-properties fo:language="en" fo:country="US" fo:font-weight="bold" officeooo:rsid="00913dd0" style:font-weight-asian="bold" style:font-weight-complex="bold"/>
    </style:style>
    <style:style style:name="T67" style:family="text">
      <style:text-properties fo:language="en" fo:country="US" officeooo:rsid="008e9390"/>
    </style:style>
    <style:style style:name="T68" style:family="text">
      <style:text-properties fo:language="en" fo:country="US" officeooo:rsid="00234b8f"/>
    </style:style>
    <style:style style:name="T69" style:family="text">
      <style:text-properties fo:language="en" fo:country="US" fo:font-weight="normal" officeooo:rsid="009a5be8" style:font-weight-asian="normal" style:font-weight-complex="normal"/>
    </style:style>
    <style:style style:name="T70" style:family="text">
      <style:text-properties fo:language="en" fo:country="US" fo:font-weight="normal" officeooo:rsid="00913dd0" style:font-weight-asian="normal" style:font-weight-complex="normal"/>
    </style:style>
    <style:style style:name="T71" style:family="text">
      <style:text-properties officeooo:rsid="007ffa5f"/>
    </style:style>
    <style:style style:name="T72" style:family="text">
      <style:text-properties fo:language="uk" fo:country="UA"/>
    </style:style>
    <style:style style:name="T73" style:family="text">
      <style:text-properties fo:language="uk" fo:country="UA" officeooo:rsid="00234b8f"/>
    </style:style>
    <style:style style:name="T74" style:family="text">
      <style:text-properties officeooo:rsid="009b406b"/>
    </style:style>
    <style:style style:name="T75" style:family="text">
      <style:text-properties style:use-window-font-color="true" loext:opacity="0%" fo:language="en" fo:country="US"/>
    </style:style>
    <style:style style:name="T76" style:family="text">
      <style:text-properties style:use-window-font-color="true" loext:opacity="0%" fo:language="en" fo:country="US" fo:font-weight="bold" style:font-weight-asian="bold" style:font-weight-complex="bold"/>
    </style:style>
    <style:style style:name="T77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78" style:family="text">
      <style:text-properties style:use-window-font-color="true" loext:opacity="0%" fo:language="en" fo:country="US" officeooo:rsid="00aa0232"/>
    </style:style>
    <style:style style:name="T79" style:family="text">
      <style:text-properties style:use-window-font-color="true" loext:opacity="0%" fo:language="en" fo:country="US" officeooo:rsid="00b0017e"/>
    </style:style>
    <style:style style:name="T80" style:family="text">
      <style:text-properties style:use-window-font-color="true" loext:opacity="0%" fo:language="en" fo:country="US" officeooo:rsid="00a7619f"/>
    </style:style>
    <style:style style:name="T81" style:family="text">
      <style:text-properties style:use-window-font-color="true" loext:opacity="0%" fo:language="en" fo:country="US" officeooo:rsid="00b25de2"/>
    </style:style>
    <style:style style:name="T82" style:family="text">
      <style:text-properties officeooo:rsid="00170cfa"/>
    </style:style>
    <style:style style:name="T83" style:family="text">
      <style:text-properties officeooo:rsid="0013cd08"/>
    </style:style>
    <style:style style:name="T84" style:family="text">
      <style:text-properties officeooo:rsid="00238c17"/>
    </style:style>
    <style:style style:name="T85" style:family="text">
      <style:text-properties officeooo:rsid="0017c9af"/>
    </style:style>
    <style:style style:name="T86" style:family="text">
      <style:text-properties officeooo:rsid="001bf6ca"/>
    </style:style>
    <style:style style:name="T87" style:family="text">
      <style:text-properties officeooo:rsid="001c238d"/>
    </style:style>
    <style:style style:name="T88" style:family="text">
      <style:text-properties officeooo:rsid="0026678d"/>
    </style:style>
    <style:style style:name="T89" style:family="text">
      <style:text-properties officeooo:rsid="00224a2c"/>
    </style:style>
    <style:style style:name="T90" style:family="text">
      <style:text-properties officeooo:rsid="001cfcd5"/>
    </style:style>
    <style:style style:name="T91" style:family="text">
      <style:text-properties officeooo:rsid="00235c7e"/>
    </style:style>
    <style:style style:name="T92" style:family="text">
      <style:text-properties officeooo:rsid="00419da1"/>
    </style:style>
    <style:style style:name="T93" style:family="text">
      <style:text-properties officeooo:rsid="003e18ee"/>
    </style:style>
    <style:style style:name="T94" style:family="text">
      <style:text-properties officeooo:rsid="004097e5"/>
    </style:style>
    <style:style style:name="T95" style:family="text">
      <style:text-properties officeooo:rsid="003f1799"/>
    </style:style>
    <style:style style:name="T96" style:family="text">
      <style:text-properties officeooo:rsid="00414e82"/>
    </style:style>
    <style:style style:name="T97" style:family="text">
      <style:text-properties officeooo:rsid="0041018c"/>
    </style:style>
    <style:style style:name="T98" style:family="text">
      <style:text-properties officeooo:rsid="00353d6c"/>
    </style:style>
    <style:style style:name="T99" style:family="text">
      <style:text-properties officeooo:rsid="0031e53e"/>
    </style:style>
    <style:style style:name="T100" style:family="text">
      <style:text-properties officeooo:rsid="0033b3e1"/>
    </style:style>
    <style:style style:name="T101" style:family="text">
      <style:text-properties officeooo:rsid="0036a647"/>
    </style:style>
    <style:style style:name="T102" style:family="text">
      <style:text-properties officeooo:rsid="00467821"/>
    </style:style>
    <style:style style:name="T103" style:family="text">
      <style:text-properties officeooo:rsid="006d0aae"/>
    </style:style>
    <style:style style:name="T104" style:family="text">
      <style:text-properties officeooo:rsid="002d94d1"/>
    </style:style>
    <style:style style:name="T105" style:family="text">
      <style:text-properties officeooo:rsid="004b8411"/>
    </style:style>
    <style:style style:name="T106" style:family="text">
      <style:text-properties officeooo:rsid="004ccff2"/>
    </style:style>
    <style:style style:name="T107" style:family="text">
      <style:text-properties officeooo:rsid="00523576"/>
    </style:style>
    <style:style style:name="T108" style:family="text">
      <style:text-properties officeooo:rsid="00582394"/>
    </style:style>
    <style:style style:name="T109" style:family="text">
      <style:text-properties officeooo:rsid="0059afb5"/>
    </style:style>
    <style:style style:name="T110" style:family="text">
      <style:text-properties officeooo:rsid="0053d339"/>
    </style:style>
    <style:style style:name="T111" style:family="text">
      <style:text-properties officeooo:rsid="0056827d"/>
    </style:style>
    <style:style style:name="T112" style:family="text">
      <style:text-properties officeooo:rsid="004f449b"/>
    </style:style>
    <style:style style:name="T113" style:family="text">
      <style:text-properties officeooo:rsid="00511592"/>
    </style:style>
    <style:style style:name="T114" style:family="text">
      <style:text-properties officeooo:rsid="0084f005"/>
    </style:style>
    <style:style style:name="T115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16" style:family="text">
      <style:text-properties style:font-name-asian="Calibri" style:font-name-complex="Calibri"/>
    </style:style>
    <style:style style:name="T117" style:family="text">
      <style:text-properties officeooo:rsid="0089ffad" style:font-name-asian="Calibri" style:font-name-complex="Calibri"/>
    </style:style>
    <style:style style:name="T118" style:family="text">
      <style:text-properties officeooo:rsid="008b4893" style:font-name-asian="Calibri" style:font-name-complex="Calibri"/>
    </style:style>
    <style:style style:name="T119" style:family="text">
      <style:text-properties officeooo:rsid="0089c5bb" style:font-name-asian="Calibri" style:font-name-complex="Calibri"/>
    </style:style>
    <style:style style:name="T120" style:family="text">
      <style:text-properties officeooo:rsid="00d0839c" style:font-name-asian="Calibri" style:font-name-complex="Calibri"/>
    </style:style>
    <style:style style:name="T121" style:family="text">
      <style:text-properties officeooo:rsid="00904435"/>
    </style:style>
    <style:style style:name="T122" style:family="text">
      <style:text-properties officeooo:rsid="00920c38"/>
    </style:style>
    <style:style style:name="T123" style:family="text">
      <style:text-properties officeooo:rsid="00913dd0"/>
    </style:style>
    <style:style style:name="T124" style:family="text">
      <style:text-properties officeooo:rsid="00927d14"/>
    </style:style>
    <style:style style:name="T125" style:family="text">
      <style:text-properties officeooo:rsid="0093ef6f"/>
    </style:style>
    <style:style style:name="T126" style:family="text">
      <style:text-properties officeooo:rsid="00a60a2e"/>
    </style:style>
    <style:style style:name="T127" style:family="text">
      <style:text-properties officeooo:rsid="00a69044"/>
    </style:style>
    <style:style style:name="T128" style:family="text">
      <style:text-properties officeooo:rsid="0094f5a5"/>
    </style:style>
    <style:style style:name="T129" style:family="text">
      <style:text-properties officeooo:rsid="0098616e"/>
    </style:style>
    <style:style style:name="T130" style:family="text">
      <style:text-properties officeooo:rsid="0095c643"/>
    </style:style>
    <style:style style:name="T131" style:family="text">
      <style:text-properties officeooo:rsid="0096dc90"/>
    </style:style>
    <style:style style:name="T132" style:family="text">
      <style:text-properties officeooo:rsid="009cf0d3"/>
    </style:style>
    <style:style style:name="T133" style:family="text">
      <style:text-properties officeooo:rsid="009dbc0f"/>
    </style:style>
    <style:style style:name="T134" style:family="text">
      <style:text-properties officeooo:rsid="009feebc"/>
    </style:style>
    <style:style style:name="T135" style:family="text">
      <style:text-properties officeooo:rsid="00a06fd4"/>
    </style:style>
    <style:style style:name="T136" style:family="text">
      <style:text-properties officeooo:rsid="00a156a1"/>
    </style:style>
    <style:style style:name="T137" style:family="text">
      <style:text-properties officeooo:rsid="00a24922"/>
    </style:style>
    <style:style style:name="T138" style:family="text">
      <style:text-properties officeooo:rsid="0089ffad"/>
    </style:style>
    <style:style style:name="T139" style:family="text">
      <style:text-properties officeooo:rsid="008b4893"/>
    </style:style>
    <style:style style:name="T140" style:family="text">
      <style:text-properties officeooo:rsid="008d8c1a"/>
    </style:style>
    <style:style style:name="T141" style:family="text">
      <style:text-properties fo:font-size="14pt" fo:font-weight="bold" style:font-name-asian="Calibri" style:font-size-asian="14pt" style:font-weight-asian="bold" style:font-name-complex="Calibri"/>
    </style:style>
    <style:style style:name="T142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43" style:family="text">
      <style:text-properties fo:font-size="14pt" style:font-name-asian="Calibri" style:font-size-asian="14pt" style:font-name-complex="Calibri"/>
    </style:style>
    <style:style style:name="T144" style:family="text">
      <style:text-properties fo:font-size="14pt" fo:font-weight="normal" style:font-name-asian="Calibri" style:font-size-asian="14pt" style:font-weight-asian="normal" style:font-name-complex="Calibri" style:font-weight-complex="normal"/>
    </style:style>
    <style:style style:name="T145" style:family="text">
      <style:text-properties officeooo:rsid="00b9469d"/>
    </style:style>
    <style:style style:name="T146" style:family="text">
      <style:text-properties officeooo:rsid="00b99c32"/>
    </style:style>
    <style:style style:name="T147" style:family="text">
      <style:text-properties officeooo:rsid="00bb9199"/>
    </style:style>
    <style:style style:name="T148" style:family="text">
      <style:text-properties officeooo:rsid="00c0516d"/>
    </style:style>
    <style:style style:name="T149" style:family="text">
      <style:text-properties officeooo:rsid="00c232bc"/>
    </style:style>
    <style:style style:name="T150" style:family="text">
      <style:text-properties officeooo:rsid="00c8c4fc"/>
    </style:style>
    <style:style style:name="T151" style:family="text">
      <style:text-properties officeooo:rsid="00c97cf6"/>
    </style:style>
    <style:style style:name="T152" style:family="text">
      <style:text-properties officeooo:rsid="00c98f7d"/>
    </style:style>
    <style:style style:name="T153" style:family="text">
      <style:text-properties officeooo:rsid="00cb59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1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2">File </text:span>/<text:span text:style-name="T12">etc/ssh/sshd_config has property: AllowUsers user1 user2 user3</text:span></text:p>
      <text:p text:style-name="P7"><text:tab/><text:span text:style-name="T13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1"><text:span text:style-name="T14">curl?? networking?? </text:span><text:span text:style-name="T15">tar zip?? logs?? PAM (Pluggable Authentication Modules)??</text:span></text:p>
      <text:h text:style-name="P158" text:outline-level="1">Directories</text:h>
      <text:p text:style-name="P173">System wide apps</text:p>
      <text:p text:style-name="P172">/usr/bin – executable</text:p>
      <text:p text:style-name="P172">/usr/lib, /usr/lib64 – arch. dependent libraries</text:p>
      <text:p text:style-name="P172">/usr/share/appname – arch. independent data</text:p>
      <text:p text:style-name="P174">This is how package manager installs apps.</text:p>
      <text:p text:style-name="P173">Manually compiled and installed apps</text:p>
      <text:p text:style-name="P172">/usr/local/bin, /usr/local/lib – both are already in PATH</text:p>
      <text:p text:style-name="P173">Single-user apps</text:p>
      <text:p text:style-name="P172">~/.local/bin/appname</text:p>
      <text:p text:style-name="P173">Self-contained apps(bundles own libraries)</text:p>
      <text:p text:style-name="P172">/opt/appname</text:p>
      <text:h text:style-name="Heading_20_1" text:outline-level="1">Shell &amp; env<text:span text:style-name="T150">ironment</text:span> var<text:span text:style-name="T150">iables</text:span></text:h>
      <text:p text:style-name="P109">Interactive login shell – when connect via ssh.</text:p>
      <text:p text:style-name="P109"><text:span text:style-name="T145">Bash </text:span><text:span text:style-name="T146">executes</text:span><text:span text:style-name="T145"> /etc/profile. </text:span><text:span text:style-name="T146">Then executes first found among:</text:span><text:span text:style-name="T145"> ~/.bash_profile, ~/.bash_login, ~/.profile</text:span></text:p>
      <text:p text:style-name="P108"/>
      <text:p text:style-name="P110">Interactive non-login <text:span text:style-name="T145">shell </text:span>– when open terminal window.</text:p>
      <text:p text:style-name="P112">Bash executes only ~/.bashrc.</text:p>
      <text:p text:style-name="P111">Usually, ~/.bash_profile and ~/.profile invoke ~/.bashrc, that is why it is also executed on login.</text:p>
      <text:p text:style-name="P108"/>
      <text:p text:style-name="P107"><text:soft-page-break/>/<text:span text:style-name="T146">etc/bash.bashrc – like ~/.bashrc but for all users. Is not invoked automatically – good practice is to invoke it from ~/.bashrc</text:span></text:p>
      <text:p text:style-name="P107"/>
      <text:p text:style-name="P107">/etc/skel/.bashrc – <text:span text:style-name="T147">template of ~/.bashrc, simply copied to home while user creation.</text:span></text:p>
      <text:p text:style-name="P107"/>
      <text:p text:style-name="P164"><text:span text:style-name="T16">Shell variables</text:span> – defined <text:span text:style-name="T148">just for current shell, child shell or process does not inherit them. </text:span><text:span text:style-name="T149">There is no command to see only shell vars. Command </text:span><text:span text:style-name="T42">set</text:span><text:span text:style-name="T149"> w/o arguments prints shell, env. vars, shell methods and local variables – huge output. Better use </text:span><text:span text:style-name="T42">set | less</text:span><text:span text:style-name="T149"> to read by pages.</text:span></text:p>
      <text:p text:style-name="P169">To create shell var. print in shell: MY_VAR=’var value’</text:p>
      <text:p text:style-name="P170">Remove shell. var.: <text:span text:style-name="T16">unset</text:span> MY_VAR</text:p>
      <text:p text:style-name="P167"/>
      <text:p text:style-name="P167"><text:span text:style-name="T16">Environmental variables</text:span> – child shell or process inherits these variables. <text:span text:style-name="T149">To see all env. variables use command </text:span><text:span text:style-name="T42">env</text:span><text:span text:style-name="T149"> without arguments.</text:span></text:p>
      <text:p text:style-name="P169">To turn shell var. into env. var.: <text:span text:style-name="T16">export</text:span> MY_VAR</text:p>
      <text:p text:style-name="P169">The same, but in 1 line: <text:span text:style-name="T16">export</text:span> MY_VAR=’var value’</text:p>
      <text:p text:style-name="P169">Turn env. var. to shell var.: export <text:span text:style-name="T16">-n</text:span> MY_VAR</text:p>
      <text:p text:style-name="P170">Remove env. var.(same as for shell var.): <text:span text:style-name="T16">unset</text:span> MY_VAR</text:p>
      <text:p text:style-name="P170"/>
      <text:p text:style-name="P166"><text:span text:style-name="T44">Note</text:span><text:span text:style-name="T153">. Command </text:span><text:span text:style-name="T16">env</text:span> <text:span text:style-name="T153">allows to prepare env. specifically for some program/command w/o changing existing environment:</text:span></text:p>
      <text:p text:style-name="P166"><text:span text:style-name="T153"><text:tab/>env </text:span>VAR1="<text:span text:style-name="T153">Hello</text:span>" <text:span text:style-name="T153">VAR2=”world”</text:span> <text:span text:style-name="T153">echo “$VAR1 $VAR2” – </text:span><text:span text:style-name="T10">did not work, why??</text:span></text:p>
      <text:p text:style-name="P169"/>
      <text:p text:style-name="P163">Useful env. variables:</text:p>
      <text:p text:style-name="P168">SHELL – name of current shell</text:p>
      <text:p text:style-name="P168">PATH</text:p>
      <text:p text:style-name="P168">USER, – current user</text:p>
      <text:p text:style-name="P168">UID - ID of current user</text:p>
      <text:p text:style-name="P168">PWD – current working dirrectory</text:p>
      <text:p text:style-name="P168">HOME</text:p>
      <text:p text:style-name="P168">HOSTNAME</text:p>
      <text:p text:style-name="P168">_ - result of last executed command</text:p>
      <text:p text:style-name="P162"/>
      <text:h text:style-name="Heading_20_2" text:outline-level="2">Where to put environment variables</text:h>
      <text:p text:style-name="P171">In one of /etc/profile, …, ~/.bashrc listed above, depending if it is for user or system-wide variable:</text:p>
      <text:p text:style-name="P107"><text:tab/>export PATH=”$PATH:/the/file/path”</text:p>
      <text:p text:style-name="P171"/>
      <text:p text:style-name="P171">Inside <text:span text:style-name="T16">/etc/environment.</text:span> It is for system-wide variables, read by PAM(not by shell) – works even for login managers and graphical sessions. It should not contain scrips – just KEY=value1:value2:value3 <text:span text:style-name="T151">lines. </text:span><text:span text:style-name="T43">Requires logout-login to take effect</text:span><text:span text:style-name="T152">.</text:span></text:p>
      <text:h text:style-name="P156" text:outline-level="1">Misc commands</text:h>
      <text:p text:style-name="P12">Get default shell of a user:</text:p>
      <text:p text:style-name="P12"><text:tab/>echo $SHELL</text:p>
      <text:p text:style-name="P13"><text:tab/>echo $0 # actually this is 0-th arg., inside .sh-file it gives path to .sh-file</text:p>
      <text:p text:style-name="P13"/>
      <text:p text:style-name="P14">Current distro name – see file <text:span text:style-name="T16">/etc/os-release</text:span></text:p>
      <text:p text:style-name="P42"><text:soft-page-break/></text:p>
      <text:p text:style-name="P15">Set default editor, shell, etc</text:p>
      <text:p text:style-name="P42"><text:span text:style-name="T47">Interactively choose app.(“editor” is like category): </text:span>update-alternatives --config editor</text:p>
      <text:p text:style-name="P43">List categories: <text:s/><text:span text:style-name="T48">update-alternatives --</text:span>get-selections</text:p>
      <text:p text:style-name="P43">See alternatives for category: <text:s/><text:span text:style-name="T48">update-alternatives --</text:span>list editor</text:p>
      <text:p text:style-name="P42"/>
      <text:p text:style-name="P44">Get RAM usage</text:p>
      <text:p text:style-name="P52"><text:span text:style-name="T16">htop</text:span> is not always installed, so use <text:span text:style-name="T16">free -m</text:span></text:p>
      <text:p text:style-name="P42">-<text:span text:style-name="T49">m means “show in Mbytes”. “available” column is actually un-allocated memory, NOT “free”.</text:span></text:p>
      <text:p text:style-name="P52"><text:span text:style-name="T16">Swap</text:span> is max disk space to be used as RAM if real RAM is over.</text:p>
      <text:p text:style-name="P42"/>
      <text:p text:style-name="P42"><text:span text:style-name="T16">Count words</text:span>/lines : <text:span text:style-name="T16">wc</text:span> <text:span text:style-name="T50">file.txt</text:span> / wc -l <text:span text:style-name="T50">file.txt</text:span></text:p>
      <text:p text:style-name="P42"/>
      <text:p text:style-name="P45">grep</text:p>
      <text:p text:style-name="P46"><text:span text:style-name="T52">Search “some-text” in file: </text:span><text:span text:style-name="T51">grep</text:span> “<text:span text:style-name="T51">s</text:span><text:span text:style-name="T53">ome</text:span><text:span text:style-name="T51">-text” /input/file</text:span></text:p>
      <text:p text:style-name="P53">May work without “” if no spaces.</text:p>
      <text:p text:style-name="P46"><text:span text:style-name="T51">Case <text:s/>sensitive. For </text:span>case insentitive<text:span text:style-name="T51"> add -i</text:span></text:p>
      <text:p text:style-name="P54">To <text:span text:style-name="T16">show lines</text:span> add -n</text:p>
      <text:p text:style-name="P54"><text:span text:style-name="T56">S</text:span>each <text:span text:style-name="T16">in all files</text:span> in current dir: grep some-text <text:span text:style-name="T16">*</text:span></text:p>
      <text:p text:style-name="P55"><text:span text:style-name="T16">Search </text:span>everywhere<text:span text:style-name="T16"> recursively</text:span><text:span text:style-name="T57">(-R to follow links)</text:span>: grep <text:span text:style-name="T16">-r</text:span> some-text /<text:span text:style-name="T58">start</text:span>/dir</text:p>
      <text:p text:style-name="P18">To show only file names: grep <text:span text:style-name="T16">-l</text:span> … /start/dir</text:p>
      <text:p text:style-name="P56"><text:span text:style-name="T16">Stop if found 20</text:span> matches: grep -m 20 …</text:p>
      <text:p text:style-name="P53">Search <text:span text:style-name="T16">word</text:span>: grep -w “word” …</text:p>
      <text:p text:style-name="P57">Search <text:span text:style-name="T16">several</text:span>: grep -e “opt1” -e “opt2” -e “opt3” input.txt</text:p>
      <text:p text:style-name="P58">Show lines <text:span text:style-name="T16">above(-A)/below(-B)/around(-C)</text:span> match: grep -A 2 -B 3 ‘some text’ input.txt</text:p>
      <text:p text:style-name="P59"><text:span text:style-name="T16">Excluding</text:span>: grep -v “don’t be shown” input.txt </text:p>
      <text:p text:style-name="P57"/>
      <text:p text:style-name="P47">chmod</text:p>
      <text:p text:style-name="P60">Apply <text:span text:style-name="T16">to dir</text:span> &amp; <text:span text:style-name="T16">all inside</text:span> recursively: chmod -R 777 /some/dir</text:p>
      <text:p text:style-name="P19">Apply <text:span text:style-name="T16">only to all inside</text:span> recursively(<text:span text:style-name="T16">not to dir</text:span>): chmod 777 /some/dir</text:p>
      <text:p text:style-name="P19">Valid variant: chmod o+rw /some/dir</text:p>
      <text:p text:style-name="P60"/>
      <text:p text:style-name="P61">Change <text:span text:style-name="T16">only group</text:span>: <text:span text:style-name="T16">chown</text:span> :group1 file.txt</text:p>
      <text:p text:style-name="P61"/>
      <text:p text:style-name="P62"><text:span text:style-name="T16">Attributes of file</text:span>.</text:p>
      <text:p text:style-name="P62">File has not only permissions but also attributes</text:p>
      <text:p text:style-name="P63">List attributes: <text:span text:style-name="T16">lsattr</text:span> file.txt</text:p>
      <text:p text:style-name="P63"><text:span text:style-name="T59">Add and remove</text:span> attributes: <text:span text:style-name="T16">chattr</text:span> <text:span text:style-name="T59">+</text:span>i <text:span text:style-name="T59">file.txt </text:span><text:span text:style-name="T17">and</text:span><text:span text:style-name="T59"> chattr -i file.txt</text:span></text:p>
      <text:p text:style-name="P64"><text:span text:style-name="T16">Truncate</text:span> a file to a certain size: <text:span text:style-name="T16">truncate</text:span> -<text:span text:style-name="T60">s 1K file.txt</text:span></text:p>
      <text:p text:style-name="P63"/>
      <text:p text:style-name="P48">find</text:p>
      <text:p text:style-name="P65">find /starting/point ...</text:p>
      <text:p text:style-name="P65">by name<text:span text:style-name="T61">(</text:span><text:span text:style-name="T18">case sensitive</text:span><text:span text:style-name="T61">)</text:span>, allows *: -name “file.txt”</text:p>
      <text:p text:style-name="P66">by name(case insensitive): -iname “...”</text:p>
      <text:p text:style-name="P65">by type, file/dir: -type f/d</text:p>
      <text:p text:style-name="P66">by size(grater/smaller, 1k is not exact value – seem that ‘size on disk’): -size +/-1k</text:p>
      <text:p text:style-name="P66">limit depth(0 – only in /starting/point): -maxdepth 1</text:p>
      <text:p text:style-name="P65">execute with each found; {} subst. result item; + is mandatory end of a command, <text:span text:style-name="T61">alternative ending <text:tab/>is “\;”(not quoted)</text:span>: -exec echo {} +</text:p>
      <text:p text:style-name="P67"><text:soft-page-break/></text:p>
      <text:p text:style-name="P16">head/tail</text:p>
      <text:p text:style-name="P68">Show first/last 10 lines in file: <text:span text:style-name="T62">head/tail file.txt</text:span></text:p>
      <text:p text:style-name="P68"><text:span text:style-name="T62">Both have option </text:span><text:span text:style-name="T63">-n 20</text:span><text:span text:style-name="T62"> to show 20 lines. tail has option </text:span><text:span text:style-name="T63">-f</text:span><text:span text:style-name="T62"> to refresh automatically.</text:span></text:p>
      <text:p text:style-name="P68"><text:span text:style-name="T62"/></text:p>
      <text:p text:style-name="P17">Hard/soft links</text:p>
      <text:p text:style-name="P70"><text:span text:style-name="T63">Hard-link</text:span><text:span text:style-name="T62"> is another reference to inode(structure of file system). If hrd-file.txt is a link to file.txt; then file.txt is removed – hrd-file.txt is still valid, content is NOT removed from file system. </text:span><text:span text:style-name="T67">So hard link is like another ‘entrance’ to a file. Hard links to dirs are not allowed.</text:span></text:p>
      <text:p text:style-name="P70"><text:span text:style-name="T63">Soft-link</text:span><text:span text:style-name="T62"> references a file </text:span><text:span text:style-name="T63">or dir</text:span><text:span text:style-name="T67">(not inode)</text:span><text:span text:style-name="T62">. </text:span><text:span text:style-name="T67">If referenced file is removed – link is not valid.</text:span></text:p>
      <text:p text:style-name="P71"><text:span text:style-name="T62">Create hard link: </text:span><text:span text:style-name="T63">ln</text:span><text:span text:style-name="T62"> file.txt hard-link-name</text:span></text:p>
      <text:p text:style-name="P71"><text:span text:style-name="T62">Create soft link: </text:span><text:span text:style-name="T63">ln -s</text:span><text:span text:style-name="T62"> file.txt soft-link-name</text:span></text:p>
      <text:p text:style-name="P69"><text:span text:style-name="T62"/></text:p>
      <text:h text:style-name="Heading_20_1" text:outline-level="1">Packet manager</text:h>
      <text:h text:style-name="P159" text:outline-level="2"><text:span text:style-name="T71">a</text:span>pt</text:h>
      <text:p text:style-name="P96">Respositories for search are in <text:span text:style-name="T16">/etc/apt/sources.list</text:span><text:span text:style-name="T72">. </text:span><text:span text:style-name="T62">Syntax:</text:span></text:p>
      <text:p text:style-name="P33">{deb | deb-src} {url to repo} {code name of distro} {list of packages}</text:p>
      <text:p text:style-name="P33">list of packages – usually “main”, add(separate by space) “non-free” for non-free packages</text:p>
      <text:p text:style-name="P72"><text:span text:style-name="T62"/></text:p>
      <text:p text:style-name="P20">Update index: apt update</text:p>
      <text:p text:style-name="P20">Install package: apt install pack1 pack2 pack3</text:p>
      <text:p text:style-name="P20"><text:tab/><text:span text:style-name="T74">add ‘--yes’/’-y’ to auto-confirm everything: apt install pack1 pack2 --yes</text:span></text:p>
      <text:p text:style-name="P20">Uninstall package: apt remove pack1</text:p>
      <text:p text:style-name="P21">Search package by keywords(contains any) in name and descr.: apt search keyword1 keyword2</text:p>
      <text:p text:style-name="P21">Search pack that contains phrase: apt search “some phrase”</text:p>
      <text:p text:style-name="P74"><text:span text:style-name="T62">Update packages(to newer version), </text:span><text:span text:style-name="T63">don’t update if some dependency </text:span><text:span text:style-name="T64">should be added/removed</text:span><text:span text:style-name="T62">:</text:span></text:p>
      <text:p text:style-name="P22"><text:tab/>apt upgrade</text:p>
      <text:p text:style-name="P23">to update regardless that use: apt dist-upgrade</text:p>
      <text:p text:style-name="P23"><text:tab/>this belongs to apt-get but works for apt, apt’s equivalent is full-upgrade.</text:p>
      <text:p text:style-name="P9">Download sources?? download without installing??</text:p>
      <text:p text:style-name="P75"><text:span text:style-name="T3"/></text:p>
      <text:h text:style-name="P160" text:outline-level="2">pacman</text:h>
      <text:p text:style-name="P98">Help with command(for example -Q):</text:p>
      <text:p text:style-name="P98"><text:tab/>pacman -Q –help</text:p>
      <text:p text:style-name="P98"/>
      <text:p text:style-name="P99">For <text:span text:style-name="T16">non-verbose output</text:span> – add option ‘q’. For example, to get just names of installed packages(see -Q below):</text:p>
      <text:p text:style-name="P99"><text:tab/>pacman -Qqs part-of-pack-name</text:p>
      <text:p text:style-name="P113"><text:span text:style-name="T75"/></text:p>
      <text:p text:style-name="P113"><text:span text:style-name="T75">Search installed packages, accepts part of a name or regex, </text:span><text:span text:style-name="T76">gives full name and some info</text:span><text:span text:style-name="T75"> about package:</text:span></text:p>
      <text:p text:style-name="P113"><text:span text:style-name="T75"><text:tab/>pacman </text:span><text:span text:style-name="T76">-Qs</text:span><text:span text:style-name="T75"> part-of-pack-name</text:span></text:p>
      <text:p text:style-name="P100">Search packages but in remote repository:</text:p>
      <text:p text:style-name="P113"><text:span text:style-name="T75"><text:tab/>pacman </text:span><text:span text:style-name="T76">-Ss</text:span><text:span text:style-name="T75"> part-of-pack-name</text:span></text:p>
      <text:p text:style-name="P114"><text:span text:style-name="T75"/></text:p>
      <text:p text:style-name="P114"><text:span text:style-name="T75">Get </text:span><text:span text:style-name="T78">more </text:span><text:span text:style-name="T75">information about installed package:</text:span></text:p>
      <text:p text:style-name="P114"><text:span text:style-name="T75"><text:tab/>pacman </text:span><text:span text:style-name="T76">-Qi</text:span><text:span text:style-name="T75"> pack-name</text:span></text:p>
      <text:p text:style-name="P100">Get more info about package, but from remote</text:p>
      <text:p text:style-name="P113"><text:span text:style-name="T75"><text:tab/>pacman </text:span><text:span text:style-name="T76">-Si</text:span><text:span text:style-name="T75"> pack-name</text:span></text:p>
      <text:p text:style-name="P113"><text:span text:style-name="T75"/></text:p>
      <text:p text:style-name="P101">Get a list of installed files of a package:</text:p>
      <text:p text:style-name="P113"><text:span text:style-name="T75"><text:tab/>pacman </text:span><text:span text:style-name="T76">-Ql</text:span><text:span text:style-name="T75"> pack-name</text:span></text:p>
      <text:p text:style-name="P101">Get a list of files, which will be installed after package installation from remote:</text:p>
      <text:p text:style-name="P113"><text:span text:style-name="T75"><text:tab/>pacman </text:span><text:span text:style-name="T76">-Fl</text:span><text:span text:style-name="T75"> pack-name</text:span></text:p>
      <text:p text:style-name="P101">Verify, that all files of installed package exist:</text:p>
      <text:p text:style-name="P115"><text:span text:style-name="T75"><text:tab/>pacman </text:span><text:span text:style-name="T76">-Qk</text:span><text:span text:style-name="T75"> pack-name</text:span></text:p>
      <text:p text:style-name="P115"><text:span text:style-name="T79">Get</text:span><text:span text:style-name="T75"> to which package a file in the file system belongs to:</text:span></text:p>
      <text:p text:style-name="P115"><text:span text:style-name="T75"><text:tab/>pacman </text:span><text:span text:style-name="T76">-Qo</text:span><text:span text:style-name="T75"> /path/to/file</text:span></text:p>
      <text:p text:style-name="P116"><text:span text:style-name="T75"/></text:p>
      <text:p text:style-name="P97">Install package or package group:</text:p>
      <text:p text:style-name="P116"><text:span text:style-name="T75"><text:tab/>pacman </text:span><text:span text:style-name="T76">-S</text:span><text:span text:style-name="T75"> pack-name</text:span></text:p>
      <text:p text:style-name="P116"><text:span text:style-name="T75"/></text:p>
      <text:p text:style-name="P117"><text:span text:style-name="T75">Remove </text:span><text:span text:style-name="T80">single </text:span><text:span text:style-name="T75">package </text:span><text:span text:style-name="T80">but leave it’s deps.</text:span><text:span text:style-name="T75">:</text:span></text:p>
      <text:p text:style-name="P117"><text:span text:style-name="T80"><text:tab/>pacman </text:span><text:span text:style-name="T77">-R</text:span><text:span text:style-name="T80"> pack-name</text:span></text:p>
      <text:p text:style-name="P102">Remove package and dependencies, which are not required for other installed packages:</text:p>
      <text:p text:style-name="P118"><text:span text:style-name="T75"><text:tab/>pacman -R</text:span><text:span text:style-name="T76">s</text:span><text:span text:style-name="T75"> pack-name</text:span></text:p>
      <text:p text:style-name="P103">Remove pack. and other packs. which depend on it:</text:p>
      <text:p text:style-name="P119"><text:span text:style-name="T75"><text:tab/>pacman -R</text:span><text:span text:style-name="T76">c</text:span><text:span text:style-name="T75"> pack-name</text:span></text:p>
      <text:p text:style-name="P119"><text:span text:style-name="T75"/></text:p>
      <text:p text:style-name="P104">Update system; pacman supports only full system update:</text:p>
      <text:p text:style-name="P120"><text:span text:style-name="T75"><text:tab/>pacman </text:span><text:span text:style-name="T76">-Syu</text:span></text:p>
      <text:p text:style-name="P120"><text:span text:style-name="T76"/></text:p>
      <text:p text:style-name="P76"><text:span text:style-name="T75">To list all packages </text:span><text:span text:style-name="T81">which are </text:span><text:span text:style-name="T75">no longer required as dependencies (orphans):</text:span></text:p>
      <text:p text:style-name="P76"><text:span text:style-name="T75"><text:tab/>$ pacman </text:span><text:span text:style-name="T76">-Qdt</text:span></text:p>
      <text:p text:style-name="P105">Remove orphans:</text:p>
      <text:p text:style-name="P105"><text:tab/>pacman -Qdtq | sudo pacman -Rns -</text:p>
      <text:p text:style-name="P73"><text:span text:style-name="T62"/></text:p>
      <text:h text:style-name="Heading_20_1" text:outline-level="1">Linux “initializer process”, <text:span text:style-name="T82">systemd</text:span></text:h>
      <text:p text:style-name="P4"><text:span text:style-name="T82">Historically: </text:span>SysVinit → OpenRC → systemd</text:p>
      <text:p text:style-name="P3">/<text:span text:style-name="T83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84">Physically a collection of links to unit-files inside .../some.target.wants/ dirrectory</text:span></text:p>
      <text:p text:style-name="P5"><text:soft-page-break/></text:p>
      <text:p text:style-name="P49">Interaction with systemd is via systemctl command.</text:p>
      <text:p text:style-name="P121"><text:span text:style-name="T16">Reread configs</text:span>(in case you changed smth.):</text:p>
      <text:p text:style-name="P122"><text:tab/>systemctl daemon-reload</text:p>
      <text:p text:style-name="P122"/>
      <text:p text:style-name="P122"><text:span text:style-name="T19">Check/c</text:span><text:span text:style-name="T16">ontrol service</text:span>, .<text:span text:style-name="T85">service extension is not mandatory – presumed by default</text:span>:</text:p>
      <text:p text:style-name="P122"><text:tab/>systemctl status/start/stop/restart some-service <text:span text:style-name="T4">reload????</text:span></text:p>
      <text:p text:style-name="P122"/>
      <text:p text:style-name="P123"><text:span text:style-name="T16">Enable/disable</text:span> – to start after boot or not. <text:span text:style-name="T84">Actually adds a link to this file inside …/some.target.wants/(in this case WantedBy=some.target - see unit-file structure)</text:span>:</text:p>
      <text:p text:style-name="P123"><text:tab/>systemctl enable/disable service-name</text:p>
      <text:p text:style-name="P123"/>
      <text:p text:style-name="P124"><text:span text:style-name="T16">Editing</text:span>. <text:span text:style-name="T86">Changes</text:span><text:span text:style-name="T87">(only changes, effective config. is retrieved by merging)</text:span><text:span text:style-name="T86"> will be saved in /etc/systemd/system/some-service.service</text:span><text:span text:style-name="T20">.d</text:span><text:span text:style-name="T86">/override.conf</text:span>:</text:p>
      <text:p text:style-name="P124"><text:tab/>systemctl edit serice-name</text:p>
      <text:p text:style-name="P124"/>
      <text:p text:style-name="P125"><text:span text:style-name="T5">How to see effective config??</text:span>, there is some systemd-delta</text:p>
      <text:p text:style-name="P125"/>
      <text:h text:style-name="Heading_20_2" text:outline-level="2">Substitution inside unit-files</text:h>
      <text:p text:style-name="P127">If name of a file is like “<text:a xlink:type="simple" xlink:href="mailto:server@123.service" text:style-name="Internet_20_link" text:visited-style-name="Visited_20_Internet_20_Link">server@123.service</text:a>”, than <text:span text:style-name="T16">%p</text:span> inside file is replaced by “server”, <text:span text:style-name="T16">%i</text:span> – by “123”, <text:span text:style-name="T16">%</text:span><text:span text:style-name="T21">n</text:span><text:span text:style-name="T88"> – by full name “server@123.service”.</text:span></text:p>
      <text:p text:style-name="P127"><text:span text:style-name="T16">%H</text:span>(yes, capital) is replaced by hostname.</text:p>
      <text:p text:style-name="P124"/>
      <text:h text:style-name="Heading_20_2" text:outline-level="2">Unit file for service</text:h>
      <text:p text:style-name="P128">[Unit]</text:p>
      <text:p text:style-name="P128">Description=Short description of some-service</text:p>
      <text:p text:style-name="P129">Requires=<text:span text:style-name="T89">other</text:span>.service</text:p>
      <text:p text:style-name="P129">After=<text:span text:style-name="T89">other</text:span>.service, <text:span text:style-name="T88">some.target</text:span> <text:span text:style-name="T89"># this will start after other.service, </text:span><text:span text:style-name="T6">what for Requires=???</text:span></text:p>
      <text:p text:style-name="P128"/>
      <text:p text:style-name="P128">[Service]</text:p>
      <text:p text:style-name="P128">Type=notify # some general type???</text:p>
      <text:p text:style-name="P128">Environment=LANG=C # <text:span text:style-name="T90">environment variable, value may be inside quotes, add more Environment= <text:tab/>for more variables</text:span></text:p>
      <text:p text:style-name="P125">EnvironmentFile=/path/to/file # contains var-name=var-value lines</text:p>
      <text:p text:style-name="P126">ExecStartPre/ExecStartP<text:span text:style-name="T91">ost= # command before/after start</text:span></text:p>
      <text:p text:style-name="P128">ExecStart= # a command to start</text:p>
      <text:p text:style-name="P128">ExecReload= # reload is re-read own configs – not full restart</text:p>
      <text:p text:style-name="P130">ExecStop= # command to stop, also is executed when service fails</text:p>
      <text:p text:style-name="P130">ExecSt<text:span text:style-name="T91">opPost= # command after stop</text:span></text:p>
      <text:p text:style-name="P130">RestartSec<text:span text:style-name="T73">=60 </text:span><text:span text:style-name="T68"># delay before starting again, prevents continues restarts in case of broken service</text:span></text:p>
      <text:p text:style-name="P128">KillSignal=SIGWINCH <text:span text:style-name="T89"># </text:span><text:span text:style-name="T6">may conflict with ExecStop??</text:span></text:p>
      <text:p text:style-name="P128">KillMode=mixed</text:p>
      <text:p text:style-name="P128">PrivateTmp=true</text:p>
      <text:p text:style-name="P128">OOMPolicy=continue</text:p>
      <text:p text:style-name="P128"/>
      <text:p text:style-name="P128">[Install]</text:p>
      <text:p text:style-name="P128"><text:soft-page-break/>WantedBy=multi-user.target <text:span text:style-name="T89"># unit will be a part of this target</text:span></text:p>
      <text:p text:style-name="P128"/>
      <text:h text:style-name="Heading_20_2" text:outline-level="2">Some targets</text:h>
      <text:p text:style-name="P131">final.target – shut down of a system, use to create shut-down hooks</text:p>
      <text:p text:style-name="P132">timers.target – use when create timer</text:p>
      <text:p text:style-name="P131"/>
      <text:h text:style-name="Heading_20_1" text:outline-level="1">User management</text:h>
      <text:p text:style-name="P77">Existing users <text:span text:style-name="T92">are in file</text:span> /etc/passwd. <text:span text:style-name="T92">It’s strcuture:</text:span></text:p>
      <text:p text:style-name="P78">{user name}:{password}:{<text:span text:style-name="T16">uid</text:span>}:{<text:span text:style-name="T16">gid</text:span>}:{user info field}:{homedir}:{shell}</text:p>
      <text:p text:style-name="P78">user info field – see gecos??,</text:p>
      <text:p text:style-name="P78">password - it’s encripted nowadays so value is ‘x’</text:p>
      <text:p text:style-name="P78">uid - user ID</text:p>
      <text:p text:style-name="P78">gid - group ID</text:p>
      <text:p text:style-name="P78">homedir – path to dir, may be empty(nothing between ‘:’)</text:p>
      <text:p text:style-name="P79">shell – path to shell. If user is not meant to login put /usr/sbin/nologin or /sbin/nologin depending on distro. Putting /bin/false also prevents login but without friendly message.</text:p>
      <text:p text:style-name="P77"/>
      <text:p text:style-name="P80">Add user: <text:span text:style-name="T16">useradd</text:span> somebody</text:p>
      <text:p text:style-name="P81">This may NOT create homedir, <text:span text:style-name="T93">user will NOT have a password. </text:span>Check file <text:span text:style-name="T16">/etc/default/useradd</text:span> to see how command works on your distro.</text:p>
      <text:p text:style-name="P81">-<text:span text:style-name="T94">r create system user</text:span></text:p>
      <text:p text:style-name="P81">-<text:span text:style-name="T95">m create homedir</text:span><text:span text:style-name="T96">(may be used with -d below)</text:span></text:p>
      <text:p text:style-name="P81">-<text:span text:style-name="T95">d </text:span><text:span text:style-name="T97">{PATH}</text:span><text:span text:style-name="T95"> define path to homedir(it may </text:span><text:span text:style-name="T96">NOT</text:span><text:span text:style-name="T95"> exist and will NOT be created by this flag).</text:span></text:p>
      <text:p text:style-name="P81"/>
      <text:p text:style-name="P82">Set/change password(modify own passw. if no agr.): <text:span text:style-name="T16">passwd</text:span> somebody</text:p>
      <text:p text:style-name="P83"/>
      <text:p text:style-name="P86">Delete user: <text:span text:style-name="T16">userdel</text:span> somebody</text:p>
      <text:p text:style-name="P86">Does NOT delete homedir by default, <text:span text:style-name="T16">add -r</text:span> to do this.</text:p>
      <text:p text:style-name="P86"/>
      <text:p text:style-name="P84">List groups of a user<text:span text:style-name="T98">(no arg. to see for current user)</text:span>: <text:span text:style-name="T16">groups</text:span> somebody</text:p>
      <text:p text:style-name="P84"/>
      <text:p text:style-name="P84">Add user to a group<text:span text:style-name="T99">(</text:span><text:span text:style-name="T22">re-login to take effect</text:span><text:span text:style-name="T99">)</text:span>: <text:span text:style-name="T16">usermod</text:span> -aG group1,group2 so<text:span text:style-name="T98">m</text:span>ebody</text:p>
      <text:p text:style-name="P84"/>
      <text:p text:style-name="P87"><text:span text:style-name="T98">S</text:span><text:span text:style-name="T100">et </text:span><text:span text:style-name="T7">primary??</text:span><text:span text:style-name="T100"> </text:span><text:span text:style-name="T98">user’s </text:span><text:span text:style-name="T100">group</text:span><text:span text:style-name="T101">(</text:span><text:span text:style-name="T23">files in homedir will be own by group2</text:span><text:span text:style-name="T101">, ownership of the rest should be changed manually): </text:span><text:span text:style-name="T98">usermod -g group2 somebody</text:span></text:p>
      <text:p text:style-name="P89"/>
      <text:p text:style-name="P89">Set user’s home dir<text:span text:style-name="T101">(</text:span>-m moves content of a current home<text:span text:style-name="T101">)</text:span>: usermod -d /new/home -m somebody</text:p>
      <text:p text:style-name="P89"/>
      <text:p text:style-name="P88"><text:span text:style-name="T16">usermod</text:span> also allow to change login/name(-l), lock/unlock (-L/-U), set expiration(-e), <text:span text:style-name="T98">set shell(-s)</text:span></text:p>
      <text:p text:style-name="P50"/>
      <text:p text:style-name="P51">Expiration of user and password</text:p>
      <text:p text:style-name="P90">Under the hood uses info from file <text:span text:style-name="T16">/etc/shadow</text:span>.</text:p>
      <text:p text:style-name="P133">Get info about somebody: <text:span text:style-name="T16">chage</text:span> -l somebody</text:p>
      <text:p text:style-name="P133">Set user expiration(will it be auto removed??): chage -E 2020-01-01 somebody</text:p>
      <text:p text:style-name="P134">Set user never to expire chage -E <text:span text:style-name="T16">-1</text:span> somebody</text:p>
      <text:p text:style-name="P133"><text:soft-page-break/>Set passwd expiration is 33 days: chage -M 33 somebody</text:p>
      <text:p text:style-name="P134">Set passwd never to expire: chage -M <text:span text:style-name="T16">-1</text:span> somebody</text:p>
      <text:p text:style-name="P134">Set 10 days between passwd change(not to allow everyday change): chage -m 10 somebody</text:p>
      <text:p text:style-name="P134">Lock/unlock user: <text:span text:style-name="T16">passwd</text:span> -l/-u somebody</text:p>
      <text:p text:style-name="P134"/>
      <text:h text:style-name="Heading_20_1" text:outline-level="1">Group management</text:h>
      <text:p text:style-name="P91">List of existing groups are in file <text:span text:style-name="T16">/etc/group</text:span>.It’s structure:</text:p>
      <text:p text:style-name="P91">{group name}:{password}:{<text:span text:style-name="T16">gid</text:span>}:{list of members, ,-separated}</text:p>
      <text:p text:style-name="P91">password – group passwords are not used nowadays, moreover they are encripted, so value here is ‘x’.</text:p>
      <text:p text:style-name="P91">gid – group ID</text:p>
      <text:p text:style-name="P91"/>
      <text:p text:style-name="P85">Add group: <text:span text:style-name="T16">groupadd</text:span> group1</text:p>
      <text:p text:style-name="P92"><text:span text:style-name="T102">Delete</text:span> group: <text:span text:style-name="T24">groupdel</text:span><text:span text:style-name="T102"> group1</text:span></text:p>
      <text:p text:style-name="P92">Rename group: <text:span text:style-name="T5">??</text:span></text:p>
      <text:p text:style-name="P93">Add user to a group: <text:span text:style-name="T16">gpasswd</text:span> -a somebody <text:span text:style-name="T12">group1</text:span></text:p>
      <text:p text:style-name="P94">Remove user from group: gpasswd -d somebody group1</text:p>
      <text:p text:style-name="P95">List members of a group. <text:span text:style-name="T103">No standard command – </text:span><text:span text:style-name="T25">install members</text:span><text:span text:style-name="T103">, than: members group1</text:span></text:p>
      <text:h text:style-name="Heading_20_1" text:outline-level="1">Cron tasks</text:h>
      <text:p text:style-name="P34">List tasks: crontab -l</text:p>
      <text:p text:style-name="P34">Edit taks: crontab -e</text:p>
      <text:p text:style-name="P34">To list/edit tasks of specific user – add “-u user1”: crontab -l -u user1</text:p>
      <text:p text:style-name="P35">Instead <text:span text:style-name="T104">of </text:span>multiple ‘*’ may use @yearly, @daily, @hourly, @reboot(to execute after boot).</text:p>
      <text:p text:style-name="P35">‘<text:span text:style-name="T104">*’ may be replaced by 1) range “01-16”; 2) list “01,16”.</text:span></text:p>
      <text:p text:style-name="P36">*/20 – means every 20 minutes(if placed on minute position).</text:p>
      <text:p text:style-name="P34"/>
      <text:h text:style-name="Heading_20_1" text:outline-level="1">Storage</text:h>
      <text:p text:style-name="P37">Typical names storage devices are <text:span text:style-name="T16">sd</text:span>a, <text:span text:style-name="T16">sd</text:span>b, <text:span text:style-name="T16">sd</text:span>c, ...</text:p>
      <text:p text:style-name="P38"/>
      <text:p text:style-name="P38">List block devices<text:span text:style-name="T105">(also shows partitions)</text:span>:</text:p>
      <text:p text:style-name="P38"><text:tab/><text:span text:style-name="T16">lsblk</text:span></text:p>
      <text:p text:style-name="P38"><text:tab/><text:span text:style-name="T106">Gives more, than names &amp; partitions: </text:span><text:span text:style-name="T26">fdisk</text:span><text:span text:style-name="T105"> -l</text:span></text:p>
      <text:p text:style-name="P38"><text:tab/><text:span text:style-name="T106">Shows system block devices: </text:span><text:span text:style-name="T27">mount</text:span></text:p>
      <text:p text:style-name="P24"/>
      <text:p text:style-name="P24"><text:span text:style-name="T106">M</text:span>ount devi<text:span text:style-name="T107">c</text:span>e<text:span text:style-name="T107">(</text:span><text:span text:style-name="T28">sda-dir should exist</text:span><text:span text:style-name="T107">)</text:span>: <text:span text:style-name="T16">mount</text:span> /dev/sda<text:span text:style-name="T16">1</text:span> /mnt/sda-dir</text:p>
      <text:p text:style-name="P25">Unmount device(arg. may be a device /dev/sda<text:span text:style-name="T16">1</text:span>): <text:span text:style-name="T16">umount</text:span> /media/user1/disk</text:p>
      <text:p text:style-name="P26"/>
      <text:p text:style-name="P26">Get free space in file system: <text:span text:style-name="T16">df</text:span> -h</text:p>
      <text:p text:style-name="P27">Check FS integrity: <text:span text:style-name="T5">fsck??</text:span></text:p>
      <text:p text:style-name="P106">Get UUID of a device(will be needed for <text:span text:style-name="T16">/etc/fstab</text:span>, see below): <text:span text:style-name="T16">blkid</text:span></text:p>
      <text:p text:style-name="P26"/>
      <text:h text:style-name="Heading_20_2" text:outline-level="2">Automatic mounting</text:h>
      <text:p text:style-name="P28">File <text:span text:style-name="T16">/etc/fstab</text:span> has config for auto mounting devices. It’s syntax:</text:p>
      <text:p text:style-name="P28"><text:soft-page-break/>{device} {mounting point} {file system} {,-separated options} {dump} {FS checking order}</text:p>
      <text:p text:style-name="P28">device – device name(/dev/sda1) or device UUID(UUID=…, <text:span text:style-name="T108">see </text:span><text:span text:style-name="T29">blkid</text:span>)</text:p>
      <text:p text:style-name="P28">mounting point – should exist</text:p>
      <text:p text:style-name="P28">file system – ext2, ext4, exfat, ….</text:p>
      <text:p text:style-name="P28">options – write “defaults”(w/o quotes) <text:span text:style-name="T30">and</text:span><text:span text:style-name="T109">/or</text:span><text:span text:style-name="T110"> spec.</text:span> options:</text:p>
      <text:p text:style-name="P29"><text:span text:style-name="T110">rw, ro - </text:span><text:span text:style-name="T111">read-write/read-only</text:span></text:p>
      <text:p text:style-name="P30"><text:span text:style-name="T110">suid, dev, exec, nouser, async -</text:span><text:span text:style-name="T8">???</text:span></text:p>
      <text:p text:style-name="P31"><text:span text:style-name="T110">auto, noauto – </text:span><text:span text:style-name="T111">mount at boot, do not mount at boot</text:span><text:span text:style-name="T108">(used for simpler mount /mnt/point, very often specified device keeps back-ups)</text:span></text:p>
      <text:p text:style-name="P10">place all FS in RAM for tmpfs???</text:p>
      <text:p text:style-name="P28">dump – something related to back-up, not used nowadays, write “0”(w/o quotes)</text:p>
      <text:p text:style-name="P28">FS checking order – <text:span text:style-name="T110">order of check by FS integrity checker. 0 – don’t check at all.</text:span></text:p>
      <text:p text:style-name="P28"/>
      <text:p text:style-name="P27">Having corresponding record ALSO allows mounting without device arg. - just mounting point: mount /mnt/point</text:p>
      <text:p text:style-name="P28"/>
      <text:h text:style-name="Heading_20_2" text:outline-level="2">fdisk, <text:span text:style-name="T112">mkfs</text:span></text:h>
      <text:p text:style-name="P32">Launch fdisk for device: fdisk /dev/sda</text:p>
      <text:p text:style-name="P32">and select desired action from menu. Here are some:</text:p>
      <text:p text:style-name="P32">p – show partitions</text:p>
      <text:p text:style-name="P32">g – create new GPT partition <text:span text:style-name="T16">table</text:span></text:p>
      <text:p text:style-name="P32">n – create new partition</text:p>
      <text:p text:style-name="P32">w – write requested changes(even creating partition table is not executed immediately)</text:p>
      <text:p text:style-name="P32"/>
      <text:p text:style-name="P32">Format partition<text:span text:style-name="T113">(not sure if label quoted)</text:span>: <text:span text:style-name="T16">mkfs.ext4</text:span> -<text:span text:style-name="T113">L “your label” </text:span>/dev/sda<text:span text:style-name="T16">1</text:span></text:p>
      <text:p text:style-name="P32"/>
      <text:p text:style-name="P32"/>
      <text:h text:style-name="Heading_20_1" text:outline-level="1">Logging facilities</text:h>
      <text:p text:style-name="P39">Was <text:span text:style-name="T16">syslog</text:span>, now <text:span text:style-name="T16">journald</text:span>. </text:p>
      <text:p text:style-name="P41">Syslog stores logs inside <text:span text:style-name="T16">/var/log/</text:span> dir., most general log-file is “syslog”, <text:span text:style-name="T114">auth-related – “auth.log”</text:span>.</text:p>
      <text:p text:style-name="P39">Journald stores messages in compressed form.</text:p>
      <text:p text:style-name="P39"/>
      <text:p text:style-name="P39"/>
      <text:p text:style-name="P135"><text:span text:style-name="Default_20_Paragraph_20_Font"><text:span text:style-name="T115">SSH</text:span></text:span></text:p>
      <text:p text:style-name="P135"><text:span text:style-name="Default_20_Paragraph_20_Font"><text:span text:style-name="T116">ssh &lt;options, see below&gt; host</text:span></text:span></text:p>
      <text:p text:style-name="P135"><text:span text:style-name="Default_20_Paragraph_20_Font"><text:span text:style-name="T45">Options</text:span></text:span></text:p>
      <text:p text:style-name="P135"><text:span text:style-name="Default_20_Paragraph_20_Font"><text:span text:style-name="T116">-l - (small L), specify user name; example: ... -l username ...</text:span></text:span></text:p>
      <text:p text:style-name="P135"><text:span text:style-name="Default_20_Paragraph_20_Font"><text:span text:style-name="T116">-i - spec. file with private key; example: ... -i path-to-file ...</text:span></text:span></text:p>
      <text:p text:style-name="P135"><text:span text:style-name="Default_20_Paragraph_20_Font"><text:span text:style-name="T116">-N - do not exec. remote command; </text:span></text:span><text:span text:style-name="Default_20_Paragraph_20_Font"><text:span text:style-name="T45">usefull just for port-forwarding</text:span></text:span><text:span text:style-name="Default_20_Paragraph_20_Font"><text:span text:style-name="T116">; example: ... -N ...</text:span></text:span></text:p>
      <text:p text:style-name="P135"><text:span text:style-name="Default_20_Paragraph_20_Font"><text:span text:style-name="T116">-L - port forwarding; example: ... -L &lt;local port&gt;:localhost:&lt;port of remote host&gt; ...</text:span></text:span></text:p>
      <text:p text:style-name="P135"><text:span text:style-name="Default_20_Paragraph_20_Font"><text:span text:style-name="T116">-O &lt;command&gt; - some commands for existing connections;</text:span></text:span></text:p>
      <text:p text:style-name="P135"><text:span text:style-name="Default_20_Paragraph_20_Font"><text:span text:style-name="T116"><text:tab/>forward - request forwarding without command execution</text:span></text:span></text:p>
      <text:p text:style-name="P135"><text:span text:style-name="Default_20_Paragraph_20_Font"><text:span text:style-name="T116"><text:tab/>cancel - cancel forwarding; ex.: .. -O cancel -L &lt;parameters, see above&gt;...</text:span></text:span></text:p>
      <text:p text:style-name="P135"><text:span text:style-name="Default_20_Paragraph_20_Font"><text:span text:style-name="T116"><text:tab/>stop - stop receiving multiplexing requests?</text:span></text:span></text:p>
      <text:p text:style-name="P136"><text:tab/>exit - "shut-down" service??</text:p>
      <text:p text:style-name="P135"><text:soft-page-break/><text:span text:style-name="Default_20_Paragraph_20_Font"><text:span text:style-name="T116">-p – spec. port; Example: … -p 22</text:span></text:span></text:p>
      <text:p text:style-name="P135"/>
      <text:p text:style-name="P135"><text:span text:style-name="Default_20_Paragraph_20_Font"><text:span text:style-name="T45">Generate keys</text:span></text:span></text:p>
      <text:p text:style-name="P135"><text:span text:style-name="Default_20_Paragraph_20_Font"><text:span text:style-name="T116">ssh-keygen -t rsa -b 2048 -C "your_email@example.com" - will ask password and location for file. Options:</text:span></text:span></text:p>
      <text:p text:style-name="P135"><text:span text:style-name="Default_20_Paragraph_20_Font"><text:span text:style-name="T116"><text:tab/>-C - comment, will be added at the end of key.</text:span></text:span></text:p>
      <text:p text:style-name="P135"/>
      <text:p text:style-name="P135"><text:span text:style-name="Default_20_Paragraph_20_Font"><text:span text:style-name="T45">Multiple keys in ~/.ssh</text:span></text:span></text:p>
      <text:p text:style-name="P135"><text:span text:style-name="Default_20_Paragraph_20_Font"><text:span text:style-name="T116">By default, ssh agent looks for file "id_rsa".</text:span></text:span></text:p>
      <text:p text:style-name="P135"><text:span text:style-name="Default_20_Paragraph_20_Font"><text:span text:style-name="T116">You may add somehow other names to search?? Works on Linux??</text:span></text:span></text:p>
      <text:p text:style-name="P135"><text:span text:style-name="Default_20_Paragraph_20_Font"><text:span text:style-name="T45">or</text:span></text:span></text:p>
      <text:p text:style-name="P135"><text:span text:style-name="Default_20_Paragraph_20_Font"><text:span text:style-name="T116">create file ~/.ssh/conf with new-line-separated(</text:span></text:span><text:span text:style-name="Default_20_Paragraph_20_Font"><text:span text:style-name="T45">checked only on Win</text:span></text:span><text:span text:style-name="Default_20_Paragraph_20_Font"><text:span text:style-name="T116">):</text:span></text:span></text:p>
      <text:p text:style-name="P135"><text:span text:style-name="Default_20_Paragraph_20_Font"><text:span text:style-name="T116">Host [git.domain.com]</text:span></text:span></text:p>
      <text:p text:style-name="P135"><text:span text:style-name="Default_20_Paragraph_20_Font"><text:span text:style-name="T116">User [user]</text:span></text:span></text:p>
      <text:p text:style-name="P135"><text:span text:style-name="Default_20_Paragraph_20_Font"><text:span text:style-name="T116">Port [number]</text:span></text:span></text:p>
      <text:p text:style-name="P135"><text:span text:style-name="Default_20_Paragraph_20_Font"><text:span text:style-name="T116">IdentitiesOnly=yes</text:span></text:span></text:p>
      <text:p text:style-name="P135"><text:span text:style-name="Default_20_Paragraph_20_Font"><text:span text:style-name="T116">PreferredAuthentications publickey</text:span></text:span></text:p>
      <text:p text:style-name="P135"><text:span text:style-name="Default_20_Paragraph_20_Font"><text:span text:style-name="T116">PasswordAuthentication no</text:span></text:span></text:p>
      <text:p text:style-name="P135"><text:span text:style-name="Default_20_Paragraph_20_Font"><text:span text:style-name="T116"># CMD</text:span></text:span></text:p>
      <text:p text:style-name="P135"><text:span text:style-name="Default_20_Paragraph_20_Font"><text:span text:style-name="T116">IdentityFile C:\Users\[User]\.ssh\[name_of_PRIVATE_key_file]</text:span></text:span></text:p>
      <text:p text:style-name="P135"><text:span text:style-name="Default_20_Paragraph_20_Font"><text:span text:style-name="T116"># BASH</text:span></text:span></text:p>
      <text:p text:style-name="P135"><text:span text:style-name="Default_20_Paragraph_20_Font"><text:span text:style-name="T116">IdentityFile /c/Users/[User]/.ssh/[name_of_PRIVATE_key_file]</text:span></text:span></text:p>
      <text:p text:style-name="P135"/>
      <text:h text:style-name="Heading_20_1" text:outline-level="1"><text:span text:style-name="Default_20_Paragraph_20_Font">VIM</text:span></text:h>
      <text:p text:style-name="P137"><text:span text:style-name="Default_20_Paragraph_20_Font"><text:span text:style-name="T121">Modes: normal, command(press ‘:’ - </text:span></text:span><text:span text:style-name="Default_20_Paragraph_20_Font"><text:span text:style-name="T122">yes entering a command switches to command mode</text:span></text:span><text:span text:style-name="Default_20_Paragraph_20_Font"><text:span text:style-name="T121">), insert(press ‘i’), visual(press ‘v’) – allows copy text</text:span></text:span></text:p>
      <text:p text:style-name="P138"><text:span text:style-name="Default_20_Paragraph_20_Font"/></text:p>
      <text:p text:style-name="P138"><text:span text:style-name="Default_20_Paragraph_20_Font"><text:span text:style-name="T123">Open a file. :e /path/to/file – </text:span></text:span><text:span text:style-name="Default_20_Paragraph_20_Font"><text:span text:style-name="T124">file may be created</text:span></text:span></text:p>
      <text:p text:style-name="P139"><text:span text:style-name="Default_20_Paragraph_20_Font"><text:span text:style-name="T125">Open new buffer(like new empty tab, not related to any file). :enew</text:span></text:span></text:p>
      <text:p text:style-name="P140"><text:span text:style-name="Default_20_Paragraph_20_Font"><text:span text:style-name="T122">Close file, </text:span></text:span><text:span text:style-name="Default_20_Paragraph_20_Font"><text:span text:style-name="T124">in case several open, without quiting vim. :bd – “buffer delete”</text:span></text:span></text:p>
      <text:p text:style-name="P139"><text:span text:style-name="Default_20_Paragraph_20_Font"><text:span text:style-name="T125">List opened files. :ls</text:span></text:span></text:p>
      <text:p text:style-name="P141"><text:span text:style-name="Default_20_Paragraph_20_Font"><text:span text:style-name="T122">Switch between opened files. :bn or :bp </text:span></text:span><text:span text:style-name="Default_20_Paragraph_20_Font"><text:span text:style-name="T125">or :b2</text:span></text:span><text:span text:style-name="Default_20_Paragraph_20_Font"><text:span text:style-name="T122"> - ”buffer next/previous”, “</text:span></text:span><text:span text:style-name="Default_20_Paragraph_20_Font"><text:span text:style-name="T125">buffer 2</text:span></text:span><text:span text:style-name="Default_20_Paragraph_20_Font"><text:span text:style-name="T122">”. </text:span></text:span></text:p>
      <text:p text:style-name="P142"><text:span text:style-name="Default_20_Paragraph_20_Font"><text:span text:style-name="T122">Do :bn! if you modified but not ready to save. </text:span></text:span><text:span text:style-name="Default_20_Paragraph_20_Font"><text:span text:style-name="T124">M</text:span></text:span><text:span text:style-name="Default_20_Paragraph_20_Font"><text:span text:style-name="T122">odifications will NOT be lost </text:span></text:span><text:span text:style-name="Default_20_Paragraph_20_Font"><text:span text:style-name="T124">if just to edit several files one by one. Other command MAY DROP modifications.</text:span></text:span></text:p>
      <text:p text:style-name="P143"><text:span text:style-name="Default_20_Paragraph_20_Font"><text:span text:style-name="T31">Save</text:span></text:span><text:span text:style-name="Default_20_Paragraph_20_Font"><text:span text:style-name="T122">(write) modifications. :w or :w /path/to/file – </text:span></text:span><text:span text:style-name="Default_20_Paragraph_20_Font"><text:span text:style-name="T124">latter writes content to other file(creates if does not exist)</text:span></text:span></text:p>
      <text:p text:style-name="P144"><text:span text:style-name="Default_20_Paragraph_20_Font"/></text:p>
      <text:p text:style-name="P144"><text:span text:style-name="Default_20_Paragraph_20_Font"><text:span text:style-name="T32">Move to begin</text:span></text:span><text:span text:style-name="Default_20_Paragraph_20_Font"><text:span text:style-name="T33">ning</text:span></text:span><text:span text:style-name="Default_20_Paragraph_20_Font"><text:span text:style-name="T126"> of a file: :</text:span></text:span><text:span text:style-name="Default_20_Paragraph_20_Font"><text:span text:style-name="T127">1 </text:span></text:span><text:span text:style-name="Default_20_Paragraph_20_Font"><text:span text:style-name="T33">or</text:span></text:span><text:span text:style-name="Default_20_Paragraph_20_Font"><text:span text:style-name="T127"> gg</text:span></text:span></text:p>
      <text:p text:style-name="P146"><text:span text:style-name="Default_20_Paragraph_20_Font"><text:span text:style-name="T127">Move to beginning </text:span></text:span><text:span text:style-name="Default_20_Paragraph_20_Font"><text:span text:style-name="T33">of a line</text:span></text:span><text:span text:style-name="Default_20_Paragraph_20_Font"><text:span text:style-name="T127">: ^</text:span></text:span></text:p>
      <text:p text:style-name="P144"><text:span text:style-name="Default_20_Paragraph_20_Font"/></text:p>
      <text:p text:style-name="P145"><text:span text:style-name="Default_20_Paragraph_20_Font"><text:span text:style-name="T32">Move to end </text:span></text:span><text:span text:style-name="Default_20_Paragraph_20_Font"><text:span text:style-name="T54">of a file(from normal mode): :$ or Shift+g</text:span></text:span></text:p>
      <text:p text:style-name="P147"><text:span text:style-name="Default_20_Paragraph_20_Font"><text:span text:style-name="T55">Move to end </text:span></text:span><text:span text:style-name="Default_20_Paragraph_20_Font"><text:span text:style-name="T34">of </text:span></text:span><text:span text:style-name="Default_20_Paragraph_20_Font"><text:span text:style-name="T33">a </text:span></text:span><text:span text:style-name="Default_20_Paragraph_20_Font"><text:span text:style-name="T34">line</text:span></text:span><text:span text:style-name="Default_20_Paragraph_20_Font"><text:span text:style-name="T55">(from normal mode): $</text:span></text:span></text:p>
      <text:p text:style-name="P140"><text:span text:style-name="Default_20_Paragraph_20_Font"><text:span text:style-name="T35"/></text:span></text:p>
      <text:p text:style-name="P140"><text:span text:style-name="Default_20_Paragraph_20_Font"><text:span text:style-name="T35">Undo</text:span></text:span><text:span text:style-name="Default_20_Paragraph_20_Font"><text:span text:style-name="T121">/</text:span></text:span><text:span text:style-name="Default_20_Paragraph_20_Font"><text:span text:style-name="T36">redo</text:span></text:span><text:span text:style-name="Default_20_Paragraph_20_Font"><text:span text:style-name="T122">(</text:span></text:span><text:span text:style-name="Default_20_Paragraph_20_Font"><text:span text:style-name="T121">from normal mode</text:span></text:span><text:span text:style-name="Default_20_Paragraph_20_Font"><text:span text:style-name="T122">)</text:span></text:span><text:span text:style-name="Default_20_Paragraph_20_Font"><text:span text:style-name="T121">: ‘u’ / </text:span></text:span><text:span text:style-name="Default_20_Paragraph_20_Font"><text:span text:style-name="T123">Ctrl + </text:span></text:span><text:span text:style-name="Default_20_Paragraph_20_Font"><text:span text:style-name="T121">‘</text:span></text:span><text:span text:style-name="Default_20_Paragraph_20_Font"><text:span text:style-name="T123">r</text:span></text:span><text:span text:style-name="Default_20_Paragraph_20_Font"><text:span text:style-name="T121">’</text:span></text:span></text:p>
      <text:p text:style-name="P138"><text:span text:style-name="Default_20_Paragraph_20_Font"/></text:p>
      <text:p text:style-name="P151"><text:span text:style-name="Default_20_Paragraph_20_Font"><text:span text:style-name="T37">Copy.</text:span></text:span><text:span text:style-name="Default_20_Paragraph_20_Font"><text:span text:style-name="T125"> Move to selection start(in normal mode), enter visual mode, move to selection end, press ‘y’.</text:span></text:span></text:p>
      <text:p text:style-name="P148"><text:span text:style-name="Default_20_Paragraph_20_Font">‘</text:span><text:span text:style-name="Default_20_Paragraph_20_Font"><text:span text:style-name="T128">$’ in visual mode moves cursor to end of line selecting all on it’s way.</text:span></text:span></text:p>
      <text:p text:style-name="P139"><text:soft-page-break/><text:span text:style-name="Default_20_Paragraph_20_Font"><text:span text:style-name="T37">Paste.</text:span></text:span><text:span text:style-name="Default_20_Paragraph_20_Font"><text:span text:style-name="T125"> Move to desired pos.(in normal mode), press ‘p’</text:span></text:span></text:p>
      <text:p text:style-name="P152"><text:span text:style-name="Default_20_Paragraph_20_Font"/></text:p>
      <text:p text:style-name="P152"><text:span text:style-name="Default_20_Paragraph_20_Font"><text:span text:style-name="T38">Find</text:span></text:span><text:span text:style-name="Default_20_Paragraph_20_Font"><text:span text:style-name="T129">(case sensitive)</text:span></text:span><text:span text:style-name="Default_20_Paragraph_20_Font"><text:span text:style-name="T130">. /you text </text:span></text:span><text:span text:style-name="Default_20_Paragraph_20_Font"><text:span text:style-name="T131">with spaces</text:span></text:span></text:p>
      <text:p text:style-name="P149"><text:span text:style-name="Default_20_Paragraph_20_Font"><text:span text:style-name="T131">Navigate over results: ‘n’ – down, ‘N’ – up</text:span></text:span></text:p>
      <text:p text:style-name="P149"><text:span text:style-name="Default_20_Paragraph_20_Font"><text:span text:style-name="T129">Append \c for case insensitive: /your text</text:span></text:span><text:span text:style-name="Default_20_Paragraph_20_Font"><text:span text:style-name="T39">\c</text:span></text:span></text:p>
      <text:p text:style-name="P150"><text:span text:style-name="Default_20_Paragraph_20_Font"><text:span text:style-name="T65">Backward </text:span></text:span><text:span text:style-name="Default_20_Paragraph_20_Font"><text:span text:style-name="T69">search is the same but start with ‘?’(instead of ‘/’).</text:span></text:span></text:p>
      <text:p text:style-name="P153"><text:span text:style-name="Default_20_Paragraph_20_Font"><text:span text:style-name="T66">Exec. command</text:span></text:span><text:span text:style-name="Default_20_Paragraph_20_Font"><text:span text:style-name="T70">(yes, not need to quit vim to check something). :! sudo apt update</text:span></text:span></text:p>
      <text:p text:style-name="P137"><text:span text:style-name="Default_20_Paragraph_20_Font"/></text:p>
      <text:h text:style-name="P157" text:outline-level="1"><text:span text:style-name="Default_20_Paragraph_20_Font">PGP</text:span></text:h>
      <text:p text:style-name="P154"><text:span text:style-name="Default_20_Paragraph_20_Font"><text:span text:style-name="T132">Encrypt symmetrically(only password): </text:span></text:span><text:span text:style-name="Default_20_Paragraph_20_Font"><text:span text:style-name="T133">gpg -c -o {output file} {input file}</text:span></text:span></text:p>
      <text:p text:style-name="P154"><text:span text:style-name="Default_20_Paragraph_20_Font"><text:span text:style-name="T134">May ommit -o {output file} – result will be in a file {input file}.gpg</text:span></text:span></text:p>
      <text:p text:style-name="P154"><text:span text:style-name="Default_20_Paragraph_20_Font"><text:span text:style-name="T117">Not to cache password use option </text:span></text:span><text:span text:style-name="Default_20_Paragraph_20_Font"><text:span text:style-name="T46">--no-symkey-cache</text:span></text:span><text:span text:style-name="Default_20_Paragraph_20_Font"><text:span text:style-name="T117">. </text:span></text:span><text:span text:style-name="Default_20_Paragraph_20_Font"><text:span text:style-name="T118">Not permanent caching disable(just for this).</text:span></text:span></text:p>
      <text:p text:style-name="P154"><text:span text:style-name="Default_20_Paragraph_20_Font"/></text:p>
      <text:p text:style-name="P154"><text:span text:style-name="Default_20_Paragraph_20_Font"><text:span text:style-name="T135">Decrypt </text:span></text:span><text:span text:style-name="Default_20_Paragraph_20_Font"><text:span text:style-name="T136">to screen</text:span></text:span><text:span text:style-name="Default_20_Paragraph_20_Font"><text:span text:style-name="T135">: gpg -d </text:span></text:span><text:span text:style-name="Default_20_Paragraph_20_Font"><text:span text:style-name="T136">{input file}</text:span></text:span></text:p>
      <text:p text:style-name="P154"><text:span text:style-name="Default_20_Paragraph_20_Font"><text:span text:style-name="T136">Decrypt to specified file: gpg -d -o {output file} {input file}</text:span></text:span></text:p>
      <text:p text:style-name="P154"><text:span text:style-name="Default_20_Paragraph_20_Font"><text:span text:style-name="T136">Decrypt to file with default name(like {input file} but without ending .gpg): gpg {input file}</text:span></text:span></text:p>
      <text:p text:style-name="P154"><text:span text:style-name="Default_20_Paragraph_20_Font"/></text:p>
      <text:p text:style-name="P154"><text:span text:style-name="Default_20_Paragraph_20_Font"><text:span text:style-name="T16">--</text:span></text:span><text:span text:style-name="Default_20_Paragraph_20_Font"><text:span text:style-name="T40">passphrase</text:span></text:span><text:span text:style-name="Default_20_Paragraph_20_Font"><text:span text:style-name="T137"> – option to supply password right in command line, works ONLY with –batch and –pinentry-mode set to loopback, see manpage.</text:span></text:span></text:p>
      <text:p text:style-name="P154"><text:span text:style-name="Default_20_Paragraph_20_Font"/></text:p>
      <text:p text:style-name="P154"><text:span text:style-name="Default_20_Paragraph_20_Font"><text:span text:style-name="T138">PGP has gpg-agent which </text:span></text:span><text:span text:style-name="Default_20_Paragraph_20_Font"><text:span text:style-name="T41">caches password for some time</text:span></text:span><text:span text:style-name="Default_20_Paragraph_20_Font"><text:span text:style-name="T138">.</text:span></text:span></text:p>
      <text:p text:style-name="P154"><text:span text:style-name="Default_20_Paragraph_20_Font"><text:span text:style-name="T138">To clear cache – reload agent: </text:span></text:span><text:span text:style-name="Default_20_Paragraph_20_Font">gpgconf --reload gpg-agent</text:span></text:p>
      <text:p text:style-name="P154"><text:span text:style-name="Default_20_Paragraph_20_Font"/></text:p>
      <text:p text:style-name="P154"><text:span text:style-name="Default_20_Paragraph_20_Font"><text:span text:style-name="T139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39">. </text:span></text:span><text:span text:style-name="Default_20_Paragraph_20_Font"><text:span text:style-name="T140">gpg-agent settings may be in </text:span></text:span><text:span text:style-name="Default_20_Paragraph_20_Font">~/.gnupg/gpg-agent.conf. </text:span><text:span text:style-name="Default_20_Paragraph_20_Font"><text:span text:style-name="T139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39">.</text:span></text:span></text:p>
      <text:p text:style-name="Normal"><text:span text:style-name="Default_20_Paragraph_20_Font"><text:span text:style-name="T119"/></text:span></text:p>
      <text:h text:style-name="Heading_20_2" text:outline-level="2"><text:span text:style-name="Default_20_Paragraph_20_Font">Assymetric encryption</text:span></text:h>
      <text:p text:style-name="P135"><text:span text:style-name="Default_20_Paragraph_20_Font"><text:span text:style-name="T116">Another keys; allow to encript/decript files</text:span></text:span></text:p>
      <text:p text:style-name="P135"><text:span text:style-name="Default_20_Paragraph_20_Font"><text:span text:style-name="T45">Create keys. </text:span></text:span><text:span text:style-name="Default_20_Paragraph_20_Font"><text:span text:style-name="T116">Will ask about settings and mail. Keys are stored in some DB, </text:span></text:span><text:span text:style-name="Default_20_Paragraph_20_Font"><text:span text:style-name="T45">public key should be exported</text:span></text:span><text:span text:style-name="Default_20_Paragraph_20_Font"><text:span text:style-name="T116">.</text:span></text:span></text:p>
      <text:p text:style-name="P135"><text:span text:style-name="Default_20_Paragraph_20_Font"><text:span text:style-name="T116">in Win(GnuPG): gpg --gen-key</text:span></text:span></text:p>
      <text:p text:style-name="P135"><text:span text:style-name="Default_20_Paragraph_20_Font"><text:span text:style-name="T116">in UNIX: gpg --full-generate-key</text:span></text:span></text:p>
      <text:p text:style-name="P135"/>
      <text:p text:style-name="P135"><text:span text:style-name="Default_20_Paragraph_20_Font"><text:span text:style-name="T45">Export keys.</text:span></text:span></text:p>
      <text:p text:style-name="P135"><text:span text:style-name="Default_20_Paragraph_20_Font"><text:span text:style-name="T45">Public:</text:span></text:span><text:span text:style-name="Default_20_Paragraph_20_Font"><text:span text:style-name="T116"> gpg --export --armor(to get BASE64 encoded) --output &lt;name of file for pub. key&gt; &lt;e-mail specified during creation&gt;</text:span></text:span></text:p>
      <text:p text:style-name="P135"><text:span text:style-name="Default_20_Paragraph_20_Font"><text:span text:style-name="T116">Private:</text:span></text:span></text:p>
      <text:p text:style-name="P135"><text:span text:style-name="Default_20_Paragraph_20_Font"><text:span text:style-name="T116">gpg --export-secret-key --armor(to get BASE64 encoded) --output &lt;name of file&gt; <text:s/>&lt;e-mail specified during creation&gt;</text:span></text:span></text:p>
      <text:p text:style-name="P135"/>
      <text:p text:style-name="P135"><text:span text:style-name="Default_20_Paragraph_20_Font"><text:span text:style-name="T45">Encript file.</text:span></text:span></text:p>
      <text:p text:style-name="P135"><text:span text:style-name="Default_20_Paragraph_20_Font"><text:span text:style-name="T45">First import public key:</text:span></text:span><text:span text:style-name="Default_20_Paragraph_20_Font"><text:span text:style-name="T116"> gpg --import &lt;name of file&gt;</text:span></text:span><text:span text:style-name="Default_20_Paragraph_20_Font"><text:span text:style-name="T45"> </text:span></text:span></text:p>
      <text:p text:style-name="P135"><text:span text:style-name="Default_20_Paragraph_20_Font"><text:span text:style-name="T116">gpg --encrypt --sign(certifies and timestamps) --armor(to get BASE64) -r &lt;mail of person&gt; &lt;file to encrypt&gt;</text:span></text:span></text:p>
      <text:p text:style-name="P135"/>
      <text:p text:style-name="P135"><text:soft-page-break/><text:span text:style-name="Default_20_Paragraph_20_Font"><text:span text:style-name="T45">Decript file.</text:span></text:span></text:p>
      <text:p text:style-name="P135"><text:span text:style-name="Default_20_Paragraph_20_Font"><text:span text:style-name="T116">gpg --decrypt {input file} &gt; {output file}</text:span></text:span></text:p>
      <text:p text:style-name="P135"/>
      <text:h text:style-name="Heading_20_1" text:outline-level="1"><text:span text:style-name="Default_20_Paragraph_20_Font"><text:span text:style-name="T142">tar(p</text:span></text:span><text:span text:style-name="Default_20_Paragraph_20_Font"><text:span text:style-name="T141">ack files to archive</text:span></text:span><text:span text:style-name="Default_20_Paragraph_20_Font"><text:span text:style-name="T142">)</text:span></text:span></text:h>
      <text:p text:style-name="P135"><text:span text:style-name="Default_20_Paragraph_20_Font"><text:span text:style-name="T45">tar</text:span></text:span><text:span text:style-name="Default_20_Paragraph_20_Font"><text:span text:style-name="T116"> does not compress it self, optional compresion may be done by gzip or bzip2.</text:span></text:span></text:p>
      <text:p text:style-name="P135"><text:span text:style-name="Default_20_Paragraph_20_Font"><text:span text:style-name="T116">Pack: tar -</text:span></text:span><text:span text:style-name="Default_20_Paragraph_20_Font"><text:span text:style-name="T45">c</text:span></text:span><text:span text:style-name="Default_20_Paragraph_20_Font"><text:span text:style-name="T116">f &lt;name of output file&gt; &lt;what to compress, accepts folder and wildcards&gt;</text:span></text:span></text:p>
      <text:p text:style-name="P135"><text:span text:style-name="Default_20_Paragraph_20_Font"><text:span text:style-name="T116">Unpack: tar -</text:span></text:span><text:span text:style-name="Default_20_Paragraph_20_Font"><text:span text:style-name="T45">x</text:span></text:span><text:span text:style-name="Default_20_Paragraph_20_Font"><text:span text:style-name="T116">f &lt;name of tar file&gt; [-C &lt;destination for unpacking&gt;]</text:span></text:span></text:p>
      <text:p text:style-name="P135"><text:span text:style-name="Default_20_Paragraph_20_Font"><text:span text:style-name="T116">View content, </text:span></text:span><text:span text:style-name="Default_20_Paragraph_20_Font"><text:span text:style-name="T45">l</text:span></text:span><text:span text:style-name="Default_20_Paragraph_20_Font"><text:span text:style-name="T116"> - for detailed information: tar -</text:span></text:span><text:span text:style-name="Default_20_Paragraph_20_Font"><text:span text:style-name="T45">tl</text:span></text:span><text:span text:style-name="Default_20_Paragraph_20_Font"><text:span text:style-name="T116">f &lt;name of tar&gt;</text:span></text:span></text:p>
      <text:p text:style-name="P135"><text:span text:style-name="Default_20_Paragraph_20_Font"><text:span text:style-name="T116">To compress, add option: </text:span></text:span><text:span text:style-name="Default_20_Paragraph_20_Font"><text:span text:style-name="T45">z</text:span></text:span><text:span text:style-name="Default_20_Paragraph_20_Font"><text:span text:style-name="T116"> - gzip, </text:span></text:span><text:span text:style-name="Default_20_Paragraph_20_Font"><text:span text:style-name="T45">j</text:span></text:span><text:span text:style-name="Default_20_Paragraph_20_Font"><text:span text:style-name="T116"> - bzip2</text:span></text:span></text:p>
      <text:p text:style-name="P135"/>
      <text:h text:style-name="Heading_20_1" text:outline-level="1"><text:span text:style-name="Default_20_Paragraph_20_Font">SFTP</text:span></text:h>
      <text:p text:style-name="P135"><text:span text:style-name="Default_20_Paragraph_20_Font"><text:span text:style-name="T116">login: sftp user@host</text:span></text:span></text:p>
      <text:p text:style-name="P135"><text:span text:style-name="Default_20_Paragraph_20_Font"><text:span text:style-name="T116">copy file from sftp: get &lt;name of file&gt;</text:span></text:span></text:p>
      <text:p text:style-name="P135"><text:span text:style-name="Default_20_Paragraph_20_Font"><text:span text:style-name="T116">copy file to sftp: put &lt;name of file&gt;</text:span></text:span></text:p>
      <text:p text:style-name="P135"><text:span text:style-name="Default_20_Paragraph_20_Font"><text:span text:style-name="T116">lls, lpwd, lcd - local ls, pwd, cd</text:span></text:span></text:p>
      <text:p text:style-name="P135"><text:span text:style-name="Default_20_Paragraph_20_Font"><text:span text:style-name="T116">logout: bye</text:span></text:span></text:p>
      <text:p text:style-name="P135"/>
      <text:h text:style-name="Heading_20_1" text:outline-level="1"><text:span text:style-name="Default_20_Paragraph_20_Font">CURL</text:span></text:h>
      <text:p text:style-name="P135"><text:span text:style-name="Default_20_Paragraph_20_Font"><text:span text:style-name="T116">http-method: -X POST</text:span></text:span></text:p>
      <text:p text:style-name="P135"><text:span text:style-name="Default_20_Paragraph_20_Font"><text:span text:style-name="T116">multipart parameter -F "&lt;name of parameter&gt;=@&lt;path to file&gt;[;type=&lt;optional type, application/json&gt;]"</text:span></text:span></text:p>
      <text:p text:style-name="P135"><text:span text:style-name="Default_20_Paragraph_20_Font"><text:span text:style-name="T116"/></text:span></text:p>
      <text:h text:style-name="Heading_20_1" text:outline-level="1"><text:span text:style-name="Default_20_Paragraph_20_Font">KDE Plasma</text:span></text:h>
      <text:p text:style-name="P40"/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6-01-03T00:55:37.868697247</dc:date>
    <meta:editing-duration>P4DT14H33M22S</meta:editing-duration>
    <meta:editing-cycles>131</meta:editing-cycles>
    <meta:generator>LibreOffice/24.2.7.2$Linux_X86_64 LibreOffice_project/420$Build-2</meta:generator>
    <meta:document-statistic meta:table-count="0" meta:image-count="0" meta:object-count="0" meta:page-count="11" meta:paragraph-count="387" meta:word-count="3069" meta:character-count="20000" meta:non-whitespace-character-count="17222"/>
  </office:meta>
</office:document-meta>
</file>